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1.70404213953758" calcext:value-type="float">
            <text:p>-1.70404213953758</text:p>
          </table:table-cell>
          <table:table-cell office:value-type="float" office:value="-1.1220884960556" calcext:value-type="float">
            <text:p>-1.1220884960556</text:p>
          </table:table-cell>
          <table:table-cell office:value-type="float" office:value="-0.315067687449383" calcext:value-type="float">
            <text:p>-0.315067687449383</text:p>
          </table:table-cell>
          <table:table-cell office:value-type="float" office:value="-1.08314416934541" calcext:value-type="float">
            <text:p>-1.08314416934541</text:p>
          </table:table-cell>
          <table:table-cell office:value-type="float" office:value="-1.29131216363688" calcext:value-type="float">
            <text:p>-1.29131216363688</text:p>
          </table:table-cell>
          <table:table-cell office:value-type="float" office:value="0.00879178502187494" calcext:value-type="float">
            <text:p>0.008791785021875</text:p>
          </table:table-cell>
          <table:table-cell office:value-type="float" office:value="-1.41709179733274" calcext:value-type="float">
            <text:p>-1.41709179733274</text:p>
          </table:table-cell>
          <table:table-cell office:value-type="float" office:value="-0.0375198207394734" calcext:value-type="float">
            <text:p>-0.037519820739473</text:p>
          </table:table-cell>
          <table:table-cell office:value-type="float" office:value="0.0535124671373122" calcext:value-type="float">
            <text:p>0.053512467137312</text:p>
          </table:table-cell>
          <table:table-cell office:value-type="float" office:value="-0.234536794235857" calcext:value-type="float">
            <text:p>-0.234536794235857</text:p>
          </table:table-cell>
          <table:table-cell office:value-type="float" office:value="-0.714249881617373" calcext:value-type="float">
            <text:p>-0.714249881617373</text:p>
          </table:table-cell>
          <table:table-cell office:value-type="float" office:value="0.672373457908913" calcext:value-type="float">
            <text:p>0.67237345790891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2.49124414960795" calcext:value-type="float">
            <text:p>-2.49124414960795</text:p>
          </table:table-cell>
          <table:table-cell office:value-type="float" office:value="-1.46115324971882" calcext:value-type="float">
            <text:p>-1.46115324971882</text:p>
          </table:table-cell>
          <table:table-cell office:value-type="float" office:value="-0.118744230203521" calcext:value-type="float">
            <text:p>-0.118744230203521</text:p>
          </table:table-cell>
          <table:table-cell office:value-type="float" office:value="-2.71620510620043" calcext:value-type="float">
            <text:p>-2.71620510620043</text:p>
          </table:table-cell>
          <table:table-cell office:value-type="float" office:value="-0.831570646862389" calcext:value-type="float">
            <text:p>-0.831570646862389</text:p>
          </table:table-cell>
          <table:table-cell office:value-type="float" office:value="-1.03114224798383" calcext:value-type="float">
            <text:p>-1.03114224798383</text:p>
          </table:table-cell>
          <table:table-cell office:value-type="float" office:value="-2.40028844192038" calcext:value-type="float">
            <text:p>-2.40028844192038</text:p>
          </table:table-cell>
          <table:table-cell office:value-type="float" office:value="-2.71620510620043" calcext:value-type="float">
            <text:p>-2.71620510620043</text:p>
          </table:table-cell>
          <table:table-cell office:value-type="float" office:value="-0.273737817954095" calcext:value-type="float">
            <text:p>-0.273737817954095</text:p>
          </table:table-cell>
          <table:table-cell office:value-type="float" office:value="-2.34395991033589" calcext:value-type="float">
            <text:p>-2.34395991033589</text:p>
          </table:table-cell>
          <table:table-cell office:value-type="float" office:value="-1.63842509069877" calcext:value-type="float">
            <text:p>-1.63842509069877</text:p>
          </table:table-cell>
          <table:table-cell office:value-type="float" office:value="1.01935535941262" calcext:value-type="float">
            <text:p>1.01935535941262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1.13802795129611" calcext:value-type="float">
            <text:p>-1.13802795129611</text:p>
          </table:table-cell>
          <table:table-cell office:value-type="float" office:value="-2.70289453343291" calcext:value-type="float">
            <text:p>-2.70289453343291</text:p>
          </table:table-cell>
          <table:table-cell office:value-type="float" office:value="-5.22003292701006" calcext:value-type="float">
            <text:p>-5.22003292701006</text:p>
          </table:table-cell>
          <table:table-cell office:value-type="float" office:value="-6.60078974780452" calcext:value-type="float">
            <text:p>-6.60078974780452</text:p>
          </table:table-cell>
          <table:table-cell office:value-type="float" office:value="-3.32833835158967" calcext:value-type="float">
            <text:p>-3.32833835158967</text:p>
          </table:table-cell>
          <table:table-cell office:value-type="float" office:value="-3.71094889758757" calcext:value-type="float">
            <text:p>-3.71094889758757</text:p>
          </table:table-cell>
          <table:table-cell office:value-type="float" office:value="-0.777299942148269" calcext:value-type="float">
            <text:p>-0.777299942148269</text:p>
          </table:table-cell>
          <table:table-cell office:value-type="float" office:value="-1.62705822499217" calcext:value-type="float">
            <text:p>-1.62705822499217</text:p>
          </table:table-cell>
          <table:table-cell office:value-type="float" office:value="-2.01934503115075" calcext:value-type="float">
            <text:p>-2.01934503115075</text:p>
          </table:table-cell>
          <table:table-cell office:value-type="float" office:value="-3.71094889758757" calcext:value-type="float">
            <text:p>-3.71094889758757</text:p>
          </table:table-cell>
          <table:table-cell office:value-type="float" office:value="-3.08356845045996" calcext:value-type="float">
            <text:p>-3.08356845045996</text:p>
          </table:table-cell>
          <table:table-cell office:value-type="float" office:value="1.83440451403324" calcext:value-type="float">
            <text:p>1.83440451403324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11.1759083283804" calcext:value-type="float">
            <text:p>-11.1759083283804</text:p>
          </table:table-cell>
          <table:table-cell office:value-type="float" office:value="-4.6428727365427" calcext:value-type="float">
            <text:p>-4.6428727365427</text:p>
          </table:table-cell>
          <table:table-cell office:value-type="float" office:value="-12.1318410023558" calcext:value-type="float">
            <text:p>-12.1318410023558</text:p>
          </table:table-cell>
          <table:table-cell office:value-type="float" office:value="-8.57349366312196" calcext:value-type="float">
            <text:p>-8.57349366312196</text:p>
          </table:table-cell>
          <table:table-cell office:value-type="float" office:value="-1.99150982654938" calcext:value-type="float">
            <text:p>-1.99150982654938</text:p>
          </table:table-cell>
          <table:table-cell office:value-type="float" office:value="-6.26860002511552" calcext:value-type="float">
            <text:p>-6.26860002511552</text:p>
          </table:table-cell>
          <table:table-cell office:value-type="float" office:value="-7.86729349818521" calcext:value-type="float">
            <text:p>-7.86729349818521</text:p>
          </table:table-cell>
          <table:table-cell office:value-type="float" office:value="-1.53262058195692" calcext:value-type="float">
            <text:p>-1.53262058195692</text:p>
          </table:table-cell>
          <table:table-cell office:value-type="float" office:value="-6.50405735515612" calcext:value-type="float">
            <text:p>-6.50405735515612</text:p>
          </table:table-cell>
          <table:table-cell office:value-type="float" office:value="-2.91730688078242" calcext:value-type="float">
            <text:p>-2.91730688078242</text:p>
          </table:table-cell>
          <table:table-cell office:value-type="float" office:value="-6.36055038981464" calcext:value-type="float">
            <text:p>-6.36055038981464</text:p>
          </table:table-cell>
          <table:table-cell office:value-type="float" office:value="3.66508561839029" calcext:value-type="float">
            <text:p>3.66508561839029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1.1146030020373" calcext:value-type="float">
            <text:p>-1.1146030020373</text:p>
          </table:table-cell>
          <table:table-cell office:value-type="float" office:value="-14.3277060503587" calcext:value-type="float">
            <text:p>-14.3277060503587</text:p>
          </table:table-cell>
          <table:table-cell office:value-type="float" office:value="-0.0857835388525768" calcext:value-type="float">
            <text:p>-0.085783538852577</text:p>
          </table:table-cell>
          <table:table-cell office:value-type="float" office:value="-12.9841039739504" calcext:value-type="float">
            <text:p>-12.9841039739504</text:p>
          </table:table-cell>
          <table:table-cell office:value-type="float" office:value="-3.96456171010994" calcext:value-type="float">
            <text:p>-3.96456171010994</text:p>
          </table:table-cell>
          <table:table-cell office:value-type="float" office:value="-2.16413176917523" calcext:value-type="float">
            <text:p>-2.16413176917523</text:p>
          </table:table-cell>
          <table:table-cell office:value-type="float" office:value="-7.30951977172965" calcext:value-type="float">
            <text:p>-7.30951977172965</text:p>
          </table:table-cell>
          <table:table-cell office:value-type="float" office:value="-5.41893386189712" calcext:value-type="float">
            <text:p>-5.41893386189712</text:p>
          </table:table-cell>
          <table:table-cell office:value-type="float" office:value="-9.47441093541582" calcext:value-type="float">
            <text:p>-9.47441093541582</text:p>
          </table:table-cell>
          <table:table-cell office:value-type="float" office:value="-5.19068592403958" calcext:value-type="float">
            <text:p>-5.19068592403958</text:p>
          </table:table-cell>
          <table:table-cell office:value-type="float" office:value="-6.20344405375663" calcext:value-type="float">
            <text:p>-6.20344405375663</text:p>
          </table:table-cell>
          <table:table-cell office:value-type="float" office:value="4.83270635421164" calcext:value-type="float">
            <text:p>4.83270635421164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3.54574469145709" calcext:value-type="float">
            <text:p>-3.54574469145709</text:p>
          </table:table-cell>
          <table:table-cell office:value-type="float" office:value="-1.77329536490076" calcext:value-type="float">
            <text:p>-1.77329536490076</text:p>
          </table:table-cell>
          <table:table-cell office:value-type="float" office:value="-5.79253619977367" calcext:value-type="float">
            <text:p>-5.79253619977367</text:p>
          </table:table-cell>
          <table:table-cell office:value-type="float" office:value="-6.45940720533933" calcext:value-type="float">
            <text:p>-6.45940720533933</text:p>
          </table:table-cell>
          <table:table-cell office:value-type="float" office:value="-12.9408227392461" calcext:value-type="float">
            <text:p>-12.9408227392461</text:p>
          </table:table-cell>
          <table:table-cell office:value-type="float" office:value="-8.26013179013737" calcext:value-type="float">
            <text:p>-8.26013179013737</text:p>
          </table:table-cell>
          <table:table-cell office:value-type="float" office:value="-5.0696909604025" calcext:value-type="float">
            <text:p>-5.0696909604025</text:p>
          </table:table-cell>
          <table:table-cell office:value-type="float" office:value="-1.50944500630962" calcext:value-type="float">
            <text:p>-1.50944500630962</text:p>
          </table:table-cell>
          <table:table-cell office:value-type="float" office:value="-6.29652749754266" calcext:value-type="float">
            <text:p>-6.29652749754266</text:p>
          </table:table-cell>
          <table:table-cell office:value-type="float" office:value="-11.4713131315977" calcext:value-type="float">
            <text:p>-11.4713131315977</text:p>
          </table:table-cell>
          <table:table-cell office:value-type="float" office:value="-6.31189145867068" calcext:value-type="float">
            <text:p>-6.31189145867068</text:p>
          </table:table-cell>
          <table:table-cell office:value-type="float" office:value="3.76396223839273" calcext:value-type="float">
            <text:p>3.76396223839273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6.60360556847839" calcext:value-type="float">
            <text:p>-6.60360556847839</text:p>
          </table:table-cell>
          <table:table-cell office:value-type="float" office:value="-8.0198074101266" calcext:value-type="float">
            <text:p>-8.0198074101266</text:p>
          </table:table-cell>
          <table:table-cell office:value-type="float" office:value="-1.97190959387066" calcext:value-type="float">
            <text:p>-1.97190959387066</text:p>
          </table:table-cell>
          <table:table-cell office:value-type="float" office:value="-5.36536117628685" calcext:value-type="float">
            <text:p>-5.36536117628685</text:p>
          </table:table-cell>
          <table:table-cell office:value-type="float" office:value="-11.2831503908699" calcext:value-type="float">
            <text:p>-11.2831503908699</text:p>
          </table:table-cell>
          <table:table-cell office:value-type="float" office:value="-6.06937837471178" calcext:value-type="float">
            <text:p>-6.06937837471178</text:p>
          </table:table-cell>
          <table:table-cell office:value-type="float" office:value="-6.60797111486107" calcext:value-type="float">
            <text:p>-6.60797111486107</text:p>
          </table:table-cell>
          <table:table-cell office:value-type="float" office:value="-10.5960857689891" calcext:value-type="float">
            <text:p>-10.5960857689891</text:p>
          </table:table-cell>
          <table:table-cell office:value-type="float" office:value="-13.7222816456386" calcext:value-type="float">
            <text:p>-13.7222816456386</text:p>
          </table:table-cell>
          <table:table-cell office:value-type="float" office:value="-6.94988040717782" calcext:value-type="float">
            <text:p>-6.94988040717782</text:p>
          </table:table-cell>
          <table:table-cell office:value-type="float" office:value="-7.71894314510107" calcext:value-type="float">
            <text:p>-7.71894314510107</text:p>
          </table:table-cell>
          <table:table-cell office:value-type="float" office:value="3.35775414920051" calcext:value-type="float">
            <text:p>3.35775414920051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8.82736983475404" calcext:value-type="float">
            <text:p>-8.82736983475404</text:p>
          </table:table-cell>
          <table:table-cell office:value-type="float" office:value="-7.67757356714671" calcext:value-type="float">
            <text:p>-7.67757356714671</text:p>
          </table:table-cell>
          <table:table-cell office:value-type="float" office:value="-4.23940153548336" calcext:value-type="float">
            <text:p>-4.23940153548336</text:p>
          </table:table-cell>
          <table:table-cell office:value-type="float" office:value="-5.32837800941628" calcext:value-type="float">
            <text:p>-5.32837800941628</text:p>
          </table:table-cell>
          <table:table-cell office:value-type="float" office:value="-6.82630920482143" calcext:value-type="float">
            <text:p>-6.82630920482143</text:p>
          </table:table-cell>
          <table:table-cell office:value-type="float" office:value="-7.90838875578966" calcext:value-type="float">
            <text:p>-7.90838875578966</text:p>
          </table:table-cell>
          <table:table-cell office:value-type="float" office:value="-10.845522174926" calcext:value-type="float">
            <text:p>-10.845522174926</text:p>
          </table:table-cell>
          <table:table-cell office:value-type="float" office:value="-8.46710079496791" calcext:value-type="float">
            <text:p>-8.46710079496791</text:p>
          </table:table-cell>
          <table:table-cell office:value-type="float" office:value="-7.36356507759235" calcext:value-type="float">
            <text:p>-7.36356507759235</text:p>
          </table:table-cell>
          <table:table-cell office:value-type="float" office:value="-6.3567825956172" calcext:value-type="float">
            <text:p>-6.3567825956172</text:p>
          </table:table-cell>
          <table:table-cell office:value-type="float" office:value="-7.3840391550515" calcext:value-type="float">
            <text:p>-7.3840391550515</text:p>
          </table:table-cell>
          <table:table-cell office:value-type="float" office:value="1.8583272659631" calcext:value-type="float">
            <text:p>1.8583272659631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3.46590199435214" calcext:value-type="float">
            <text:p>-3.46590199435214</text:p>
          </table:table-cell>
          <table:table-cell office:value-type="float" office:value="-10.9033709941048" calcext:value-type="float">
            <text:p>-10.9033709941048</text:p>
          </table:table-cell>
          <table:table-cell office:value-type="float" office:value="-16.7091802227472" calcext:value-type="float">
            <text:p>-16.7091802227472</text:p>
          </table:table-cell>
          <table:table-cell office:value-type="float" office:value="-11.0733493293925" calcext:value-type="float">
            <text:p>-11.0733493293925</text:p>
          </table:table-cell>
          <table:table-cell office:value-type="float" office:value="-7.19203351180874" calcext:value-type="float">
            <text:p>-7.19203351180874</text:p>
          </table:table-cell>
          <table:table-cell office:value-type="float" office:value="-11.9895586666274" calcext:value-type="float">
            <text:p>-11.9895586666274</text:p>
          </table:table-cell>
          <table:table-cell office:value-type="float" office:value="-9.41569143883344" calcext:value-type="float">
            <text:p>-9.41569143883344</text:p>
          </table:table-cell>
          <table:table-cell office:value-type="float" office:value="-6.12124602376986" calcext:value-type="float">
            <text:p>-6.12124602376986</text:p>
          </table:table-cell>
          <table:table-cell office:value-type="float" office:value="-11.085568507749" calcext:value-type="float">
            <text:p>-11.085568507749</text:p>
          </table:table-cell>
          <table:table-cell office:value-type="float" office:value="-11.020603286629" calcext:value-type="float">
            <text:p>-11.020603286629</text:p>
          </table:table-cell>
          <table:table-cell office:value-type="float" office:value="-9.89765039760141" calcext:value-type="float">
            <text:p>-9.89765039760141</text:p>
          </table:table-cell>
          <table:table-cell office:value-type="float" office:value="3.6365459493671" calcext:value-type="float">
            <text:p>3.6365459493671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13.2768995668347" calcext:value-type="float">
            <text:p>-13.2768995668347</text:p>
          </table:table-cell>
          <table:table-cell office:value-type="float" office:value="-17.9082416217326" calcext:value-type="float">
            <text:p>-17.9082416217326</text:p>
          </table:table-cell>
          <table:table-cell office:value-type="float" office:value="-14.0915515934391" calcext:value-type="float">
            <text:p>-14.0915515934391</text:p>
          </table:table-cell>
          <table:table-cell office:value-type="float" office:value="-14.6661701020424" calcext:value-type="float">
            <text:p>-14.6661701020424</text:p>
          </table:table-cell>
          <table:table-cell office:value-type="float" office:value="-16.3748797742588" calcext:value-type="float">
            <text:p>-16.3748797742588</text:p>
          </table:table-cell>
          <table:table-cell office:value-type="float" office:value="-7.06692201007841" calcext:value-type="float">
            <text:p>-7.06692201007841</text:p>
          </table:table-cell>
          <table:table-cell office:value-type="float" office:value="-7.25289504798063" calcext:value-type="float">
            <text:p>-7.25289504798063</text:p>
          </table:table-cell>
          <table:table-cell office:value-type="float" office:value="-15.1951031429742" calcext:value-type="float">
            <text:p>-15.1951031429742</text:p>
          </table:table-cell>
          <table:table-cell office:value-type="float" office:value="-13.1242186682451" calcext:value-type="float">
            <text:p>-13.1242186682451</text:p>
          </table:table-cell>
          <table:table-cell office:value-type="float" office:value="-6.36727568447699" calcext:value-type="float">
            <text:p>-6.36727568447699</text:p>
          </table:table-cell>
          <table:table-cell office:value-type="float" office:value="-12.5324157212063" calcext:value-type="float">
            <text:p>-12.5324157212063</text:p>
          </table:table-cell>
          <table:table-cell office:value-type="float" office:value="4.14187490403448" calcext:value-type="float">
            <text:p>4.14187490403448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4.7234503648821" calcext:value-type="float">
            <text:p>-14.7234503648821</text:p>
          </table:table-cell>
          <table:table-cell office:value-type="float" office:value="-13.513571314145" calcext:value-type="float">
            <text:p>-13.513571314145</text:p>
          </table:table-cell>
          <table:table-cell office:value-type="float" office:value="-14.149389550179" calcext:value-type="float">
            <text:p>-14.149389550179</text:p>
          </table:table-cell>
          <table:table-cell office:value-type="float" office:value="-12.7562783140115" calcext:value-type="float">
            <text:p>-12.7562783140115</text:p>
          </table:table-cell>
          <table:table-cell office:value-type="float" office:value="-25.1377008208926" calcext:value-type="float">
            <text:p>-25.1377008208926</text:p>
          </table:table-cell>
          <table:table-cell office:value-type="float" office:value="-9.13145133840583" calcext:value-type="float">
            <text:p>-9.13145133840583</text:p>
          </table:table-cell>
          <table:table-cell office:value-type="float" office:value="-12.8576219512806" calcext:value-type="float">
            <text:p>-12.8576219512806</text:p>
          </table:table-cell>
          <table:table-cell office:value-type="float" office:value="-15.648400141457" calcext:value-type="float">
            <text:p>-15.648400141457</text:p>
          </table:table-cell>
          <table:table-cell office:value-type="float" office:value="-12.3125809503877" calcext:value-type="float">
            <text:p>-12.3125809503877</text:p>
          </table:table-cell>
          <table:table-cell office:value-type="float" office:value="-8.43074278160906" calcext:value-type="float">
            <text:p>-8.43074278160906</text:p>
          </table:table-cell>
          <table:table-cell office:value-type="float" office:value="-13.866118752725" calcext:value-type="float">
            <text:p>-13.866118752725</text:p>
          </table:table-cell>
          <table:table-cell office:value-type="float" office:value="4.56785042534865" calcext:value-type="float">
            <text:p>4.56785042534865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3.8193174352753" calcext:value-type="float">
            <text:p>-13.8193174352753</text:p>
          </table:table-cell>
          <table:table-cell office:value-type="float" office:value="-14.7229924362298" calcext:value-type="float">
            <text:p>-14.7229924362298</text:p>
          </table:table-cell>
          <table:table-cell office:value-type="float" office:value="-10.4552785986292" calcext:value-type="float">
            <text:p>-10.4552785986292</text:p>
          </table:table-cell>
          <table:table-cell office:value-type="float" office:value="-13.7386923198393" calcext:value-type="float">
            <text:p>-13.7386923198393</text:p>
          </table:table-cell>
          <table:table-cell office:value-type="float" office:value="-12.3154972553244" calcext:value-type="float">
            <text:p>-12.3154972553244</text:p>
          </table:table-cell>
          <table:table-cell office:value-type="float" office:value="-17.6244293694348" calcext:value-type="float">
            <text:p>-17.6244293694348</text:p>
          </table:table-cell>
          <table:table-cell office:value-type="float" office:value="-5.12098206551402" calcext:value-type="float">
            <text:p>-5.12098206551402</text:p>
          </table:table-cell>
          <table:table-cell office:value-type="float" office:value="-17.1162032150043" calcext:value-type="float">
            <text:p>-17.1162032150043</text:p>
          </table:table-cell>
          <table:table-cell office:value-type="float" office:value="-6.82468946274404" calcext:value-type="float">
            <text:p>-6.82468946274404</text:p>
          </table:table-cell>
          <table:table-cell office:value-type="float" office:value="-12.3764384274371" calcext:value-type="float">
            <text:p>-12.3764384274371</text:p>
          </table:table-cell>
          <table:table-cell office:value-type="float" office:value="-12.4114520585432" calcext:value-type="float">
            <text:p>-12.4114520585432</text:p>
          </table:table-cell>
          <table:table-cell office:value-type="float" office:value="4.03590280883073" calcext:value-type="float">
            <text:p>4.03590280883073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6.3545584950781" calcext:value-type="float">
            <text:p>-16.3545584950781</text:p>
          </table:table-cell>
          <table:table-cell office:value-type="float" office:value="-12.2935266254658" calcext:value-type="float">
            <text:p>-12.2935266254658</text:p>
          </table:table-cell>
          <table:table-cell office:value-type="float" office:value="-7.21330668358589" calcext:value-type="float">
            <text:p>-7.21330668358589</text:p>
          </table:table-cell>
          <table:table-cell office:value-type="float" office:value="-10.1906400097096" calcext:value-type="float">
            <text:p>-10.1906400097096</text:p>
          </table:table-cell>
          <table:table-cell office:value-type="float" office:value="-16.1055399537378" calcext:value-type="float">
            <text:p>-16.1055399537378</text:p>
          </table:table-cell>
          <table:table-cell office:value-type="float" office:value="-13.0613420180838" calcext:value-type="float">
            <text:p>-13.0613420180838</text:p>
          </table:table-cell>
          <table:table-cell office:value-type="float" office:value="-13.6928430305835" calcext:value-type="float">
            <text:p>-13.6928430305835</text:p>
          </table:table-cell>
          <table:table-cell office:value-type="float" office:value="-6.39599360654839" calcext:value-type="float">
            <text:p>-6.39599360654839</text:p>
          </table:table-cell>
          <table:table-cell office:value-type="float" office:value="-10.3950209675627" calcext:value-type="float">
            <text:p>-10.3950209675627</text:p>
          </table:table-cell>
          <table:table-cell office:value-type="float" office:value="-7.46230575862233" calcext:value-type="float">
            <text:p>-7.46230575862233</text:p>
          </table:table-cell>
          <table:table-cell office:value-type="float" office:value="-11.3165077148978" calcext:value-type="float">
            <text:p>-11.3165077148978</text:p>
          </table:table-cell>
          <table:table-cell office:value-type="float" office:value="3.58983246447152" calcext:value-type="float">
            <text:p>3.58983246447152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11.5482476693055" calcext:value-type="float">
            <text:p>-11.5482476693055</text:p>
          </table:table-cell>
          <table:table-cell office:value-type="float" office:value="-24.2734240045189" calcext:value-type="float">
            <text:p>-24.2734240045189</text:p>
          </table:table-cell>
          <table:table-cell office:value-type="float" office:value="-15.8601879012454" calcext:value-type="float">
            <text:p>-15.8601879012454</text:p>
          </table:table-cell>
          <table:table-cell office:value-type="float" office:value="-13.1253842084108" calcext:value-type="float">
            <text:p>-13.1253842084108</text:p>
          </table:table-cell>
          <table:table-cell office:value-type="float" office:value="-8.71201599940929" calcext:value-type="float">
            <text:p>-8.71201599940929</text:p>
          </table:table-cell>
          <table:table-cell office:value-type="float" office:value="-19.0271553382112" calcext:value-type="float">
            <text:p>-19.0271553382112</text:p>
          </table:table-cell>
          <table:table-cell office:value-type="float" office:value="-17.465772461645" calcext:value-type="float">
            <text:p>-17.465772461645</text:p>
          </table:table-cell>
          <table:table-cell office:value-type="float" office:value="-16.9606674190021" calcext:value-type="float">
            <text:p>-16.9606674190021</text:p>
          </table:table-cell>
          <table:table-cell office:value-type="float" office:value="-18.256107246251" calcext:value-type="float">
            <text:p>-18.256107246251</text:p>
          </table:table-cell>
          <table:table-cell office:value-type="float" office:value="-8.71201599940929" calcext:value-type="float">
            <text:p>-8.71201599940929</text:p>
          </table:table-cell>
          <table:table-cell office:value-type="float" office:value="-15.3940978247409" calcext:value-type="float">
            <text:p>-15.3940978247409</text:p>
          </table:table-cell>
          <table:table-cell office:value-type="float" office:value="4.90389770395841" calcext:value-type="float">
            <text:p>4.90389770395841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20.1749636240963" calcext:value-type="float">
            <text:p>-20.1749636240963</text:p>
          </table:table-cell>
          <table:table-cell office:value-type="float" office:value="-14.7320457607255" calcext:value-type="float">
            <text:p>-14.7320457607255</text:p>
          </table:table-cell>
          <table:table-cell office:value-type="float" office:value="-19.2211187391985" calcext:value-type="float">
            <text:p>-19.2211187391985</text:p>
          </table:table-cell>
          <table:table-cell office:value-type="float" office:value="-22.590348306261" calcext:value-type="float">
            <text:p>-22.590348306261</text:p>
          </table:table-cell>
          <table:table-cell office:value-type="float" office:value="-23.2811716187257" calcext:value-type="float">
            <text:p>-23.2811716187257</text:p>
          </table:table-cell>
          <table:table-cell office:value-type="float" office:value="-18.4720260917996" calcext:value-type="float">
            <text:p>-18.4720260917996</text:p>
          </table:table-cell>
          <table:table-cell office:value-type="float" office:value="-17.7362590546316" calcext:value-type="float">
            <text:p>-17.7362590546316</text:p>
          </table:table-cell>
          <table:table-cell table:number-columns-repeated="2" office:value-type="float" office:value="-20.2328112185007" calcext:value-type="float">
            <text:p>-20.2328112185007</text:p>
          </table:table-cell>
          <table:table-cell office:value-type="float" office:value="-19.8998086182463" calcext:value-type="float">
            <text:p>-19.8998086182463</text:p>
          </table:table-cell>
          <table:table-cell office:value-type="float" office:value="-19.6573364250686" calcext:value-type="float">
            <text:p>-19.6573364250686</text:p>
          </table:table-cell>
          <table:table-cell office:value-type="float" office:value="2.4098890294987" calcext:value-type="float">
            <text:p>2.4098890294987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19.9872284243516" calcext:value-type="float">
            <text:p>-19.9872284243516</text:p>
          </table:table-cell>
          <table:table-cell office:value-type="float" office:value="-18.0741080801766" calcext:value-type="float">
            <text:p>-18.0741080801766</text:p>
          </table:table-cell>
          <table:table-cell office:value-type="float" office:value="-23.4424165798413" calcext:value-type="float">
            <text:p>-23.4424165798413</text:p>
          </table:table-cell>
          <table:table-cell office:value-type="float" office:value="-19.0461168661102" calcext:value-type="float">
            <text:p>-19.0461168661102</text:p>
          </table:table-cell>
          <table:table-cell office:value-type="float" office:value="-15.6143915225781" calcext:value-type="float">
            <text:p>-15.6143915225781</text:p>
          </table:table-cell>
          <table:table-cell office:value-type="float" office:value="-19.0461168661102" calcext:value-type="float">
            <text:p>-19.0461168661102</text:p>
          </table:table-cell>
          <table:table-cell office:value-type="float" office:value="-23.4424165798413" calcext:value-type="float">
            <text:p>-23.4424165798413</text:p>
          </table:table-cell>
          <table:table-cell office:value-type="float" office:value="-17.4416499746758" calcext:value-type="float">
            <text:p>-17.4416499746758</text:p>
          </table:table-cell>
          <table:table-cell office:value-type="float" office:value="-22.3785029112972" calcext:value-type="float">
            <text:p>-22.3785029112972</text:p>
          </table:table-cell>
          <table:table-cell office:value-type="float" office:value="-18.5817889639497" calcext:value-type="float">
            <text:p>-18.5817889639497</text:p>
          </table:table-cell>
          <table:table-cell office:value-type="float" office:value="-19.7054736768932" calcext:value-type="float">
            <text:p>-19.7054736768932</text:p>
          </table:table-cell>
          <table:table-cell office:value-type="float" office:value="2.62063033862858" calcext:value-type="float">
            <text:p>2.62063033862858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3.26512753889201, -0.475908391019364, -0.9391411141124406, -2.1359915141264896]</text:p>
          </table:table-cell>
          <table:table-cell office:value-type="string" calcext:value-type="string">
            <text:p>[-3.580883514822153, -0.421666138417387, -0.3542073282469804, -0.1315970027358837]</text:p>
          </table:table-cell>
          <table:table-cell office:value-type="string" calcext:value-type="string">
            <text:p>[-0.4038378051625102, -0.2826852825338122, -0.454428486301528, -0.11931917579968143]</text:p>
          </table:table-cell>
          <table:table-cell office:value-type="string" calcext:value-type="string">
            <text:p>[-2.1648455098293162, -0.3528494306955121, -0.5958484886404047, -1.2190332482163946]</text:p>
          </table:table-cell>
          <table:table-cell office:value-type="string" calcext:value-type="string">
            <text:p>[0.04808195994451259, -0.591610217559646, -1.3384454617558106, -3.283274935176572]</text:p>
          </table:table-cell>
          <table:table-cell office:value-type="string" calcext:value-type="string">
            <text:p>[-0.08681407999056034, -0.0395666453671506, 0.062035345712407874, 0.09951251973280284]</text:p>
          </table:table-cell>
          <table:table-cell office:value-type="string" calcext:value-type="string">
            <text:p>[-0.18599525648106408, -0.6564124268118476, -1.5386644677072514, -3.287295038330784]</text:p>
          </table:table-cell>
          <table:table-cell office:value-type="string" calcext:value-type="string">
            <text:p>[-0.0007869234011526061, 0.06240731827664714, -0.08244194688680206, -0.12925773094658588]</text:p>
          </table:table-cell>
          <table:table-cell office:value-type="string" calcext:value-type="string">
            <text:p>[0.024173176507513716, -0.03244648953397711, 0.05512591178754578, 0.1671972697881663]</text:p>
          </table:table-cell>
          <table:table-cell office:value-type="string" calcext:value-type="string">
            <text:p>[-0.09178528738351677, -0.15013486625219397, -0.3744547915910168, -0.32177223171669933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5.130284232156601, -0.6790422741781432, -1.4182005804613373, -2.7374495116357256]</text:p>
          </table:table-cell>
          <table:table-cell office:value-type="string" calcext:value-type="string">
            <text:p>[-2.2259309526979187, -0.6226054202898235, -1.1505128892552063, -1.8455637366323163]</text:p>
          </table:table-cell>
          <table:table-cell office:value-type="string" calcext:value-type="string">
            <text:p>[-0.13223356073375214, -0.01898764863024205, -0.16521205544983708, -0.158543656000254]</text:p>
          </table:table-cell>
          <table:table-cell office:value-type="string" calcext:value-type="string">
            <text:p>[-1.6162045070956754, -1.0982404831401116, -3.1237538248753083, -5.026621609690607]</text:p>
          </table:table-cell>
          <table:table-cell office:value-type="string" calcext:value-type="string">
            <text:p>[-3.576590896634868, -0.5436490488812895, 0.019013560209824032, 0.7749437978567753]</text:p>
          </table:table-cell>
          <table:table-cell office:value-type="string" calcext:value-type="string">
            <text:p>[-3.538504322348235, -0.43599052114793313, -0.12510092769977277, -0.024973220739377133]</text:p>
          </table:table-cell>
          <table:table-cell office:value-type="string" calcext:value-type="string">
            <text:p>[-1.6871636141001511, -1.113232438945455, -2.764599605308926, -4.036158109327004]</text:p>
          </table:table-cell>
          <table:table-cell office:value-type="string" calcext:value-type="string">
            <text:p>[-1.6162045070956754, -1.0982404831401116, -3.1237538248753083, -5.026621609690607]</text:p>
          </table:table-cell>
          <table:table-cell office:value-type="string" calcext:value-type="string">
            <text:p>[-0.1702005591295519, -0.1955890934354665, -0.48905661825733304, -0.24010500099402865]</text:p>
          </table:table-cell>
          <table:table-cell office:value-type="string" calcext:value-type="string">
            <text:p>[-1.5761384929639854, -1.4230771215275828, -2.49883712982637, -3.8777868970256257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3.6066292613673445, -0.5315829565299746, -0.45200430148379933, 0.03810471419669614]</text:p>
          </table:table-cell>
          <table:table-cell office:value-type="string" calcext:value-type="string">
            <text:p>[-0.23990264966180508, -1.2764308542908331, -3.1965024475750337, -6.0987421822039645]</text:p>
          </table:table-cell>
          <table:table-cell office:value-type="string" calcext:value-type="string">
            <text:p>[-0.8376770132125788, -2.902580725075099, -6.179965452996883, -10.959908516755679]</text:p>
          </table:table-cell>
          <table:table-cell office:value-type="string" calcext:value-type="string">
            <text:p>[-15.63770657608179, -1.7523949221624147, -3.103786499505934, -5.909270993467941]</text:p>
          </table:table-cell>
          <table:table-cell office:value-type="string" calcext:value-type="string">
            <text:p>[-1.7966559148588246, -1.6555299625145015, -4.061724198696104, -5.799443330289256]</text:p>
          </table:table-cell>
          <table:table-cell office:value-type="string" calcext:value-type="string">
            <text:p>[-6.563691257193205, -1.2464432595627128, -2.704076168040759, -4.329584905553596]</text:p>
          </table:table-cell>
          <table:table-cell office:value-type="string" calcext:value-type="string">
            <text:p>[-0.26804565899689603, -0.6007854297019888, -1.1785851594542152, -1.061783520439974]</text:p>
          </table:table-cell>
          <table:table-cell office:value-type="string" calcext:value-type="string">
            <text:p>[-0.03081702012039944, -0.8669307540310811, -1.989469718751824, -3.6210154070653866]</text:p>
          </table:table-cell>
          <table:table-cell office:value-type="string" calcext:value-type="string">
            <text:p>[-6.071891107370098, -0.6876016847785049, -0.5813353967331958, -0.7365519357212191]</text:p>
          </table:table-cell>
          <table:table-cell office:value-type="string" calcext:value-type="string">
            <text:p>[-6.563691257193205, -1.2464432595627128, -2.704076168040759, -4.329584905553596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29.892601493661488, -2.8193708825299924, -4.0857506829957035, -7.905910254334225]</text:p>
          </table:table-cell>
          <table:table-cell office:value-type="string" calcext:value-type="string">
            <text:p>[-7.609532959460208, -1.80189671706652, -3.632721990680987, -5.527339278963073]</text:p>
          </table:table-cell>
          <table:table-cell office:value-type="string" calcext:value-type="string">
            <text:p>[-22.26446003084599, -4.749785518131566, -9.124459718275046, -12.388658742170588]</text:p>
          </table:table-cell>
          <table:table-cell office:value-type="string" calcext:value-type="string">
            <text:p>[-30.853117007936003, -1.426385209515857, -1.1424646793336102, -0.8720077557023753]</text:p>
          </table:table-cell>
          <table:table-cell office:value-type="string" calcext:value-type="string">
            <text:p>[-4.082949983321149, -0.9737961268311279, -1.486101277666485, -1.4231919183787634]</text:p>
          </table:table-cell>
          <table:table-cell office:value-type="string" calcext:value-type="string">
            <text:p>[-6.581672186409593, -3.12647335667926, -5.900540537759125, -9.465714019614113]</text:p>
          </table:table-cell>
          <table:table-cell office:value-type="string" calcext:value-type="string">
            <text:p>[-21.909602295829124, -1.6582046031117903, -3.3832622124685408, -4.518104881331375]</text:p>
          </table:table-cell>
          <table:table-cell office:value-type="string" calcext:value-type="string">
            <text:p>[-1.8370264075611376, -0.592256360207366, -1.7478008555050106, -1.9533987045541767]</text:p>
          </table:table-cell>
          <table:table-cell office:value-type="string" calcext:value-type="string">
            <text:p>[-6.638025568951433, -2.273341261414852, -6.025898251134665, -11.078964339123543]</text:p>
          </table:table-cell>
          <table:table-cell office:value-type="string" calcext:value-type="string">
            <text:p>[-2.786794329896325, -1.2598640259884997, -2.941355502197407, -4.681213665047457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2.6060295096342445, -0.44123497473376183, -0.7451354487527873, -0.6660120750283882]</text:p>
          </table:table-cell>
          <table:table-cell office:value-type="string" calcext:value-type="string">
            <text:p>[-0.3833917634991524, -6.7616131436213145, -20.744332154462718, -29.421487139851532]</text:p>
          </table:table-cell>
          <table:table-cell office:value-type="string" calcext:value-type="string">
            <text:p>[-0.0061299919312807205, -0.11665969237946161, -0.23582394869920975, 0.015479477599644742]</text:p>
          </table:table-cell>
          <table:table-cell office:value-type="string" calcext:value-type="string">
            <text:p>[-3.8657992934256535, -4.945792768697577, -16.229453494900305, -26.89537033877818]</text:p>
          </table:table-cell>
          <table:table-cell office:value-type="string" calcext:value-type="string">
            <text:p>[-3.495052871164006, -1.69480490124565, -3.9251622513103435, -6.7432268167197496]</text:p>
          </table:table-cell>
          <table:table-cell office:value-type="string" calcext:value-type="string">
            <text:p>[-3.8848319209674687, -1.2573179401604628, -1.949239090203836, -1.5651381253691365]</text:p>
          </table:table-cell>
          <table:table-cell office:value-type="string" calcext:value-type="string">
            <text:p>[-29.689609930123616, -1.0028258526334488, 0.24210146233023533, 1.2122552335082304]</text:p>
          </table:table-cell>
          <table:table-cell office:value-type="string" calcext:value-type="string">
            <text:p>[-5.399845184800434, -1.6907209331118, -5.556744793395274, -9.028424536280987]</text:p>
          </table:table-cell>
          <table:table-cell office:value-type="string" calcext:value-type="string">
            <text:p>[-0.19717260857003982, -4.105789930800352, -12.6379659165337, -20.956715285759174]</text:p>
          </table:table-cell>
          <table:table-cell office:value-type="string" calcext:value-type="string">
            <text:p>[-5.003227105162833, -2.2877916452572977, -4.883296359788192, -8.588428585949991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3.4412843065467102, -1.4209028880000973, -3.256050504410246, -6.064741066871293]</text:p>
          </table:table-cell>
          <table:table-cell office:value-type="string" calcext:value-type="string">
            <text:p>[-5.485401242081567, -0.6157865460911793, -0.4299325064093029, -0.5620611650209772]</text:p>
          </table:table-cell>
          <table:table-cell office:value-type="string" calcext:value-type="string">
            <text:p>[-5.12111622100293, -2.2164902409557374, -5.945724402273322, -9.886813934862705]</text:p>
          </table:table-cell>
          <table:table-cell office:value-type="string" calcext:value-type="string">
            <text:p>[-8.348682778537619, -2.227946465964137, -5.6781590856539665, -9.582840491201573]</text:p>
          </table:table-cell>
          <table:table-cell office:value-type="string" calcext:value-type="string">
            <text:p>[-31.893394163266397, -3.0150516234268565, -6.868998076782584, -9.985847093508738]</text:p>
          </table:table-cell>
          <table:table-cell office:value-type="string" calcext:value-type="string">
            <text:p>[-5.657427319173913, -4.805241298616392, -9.708881896939214, -12.868976645819963]</text:p>
          </table:table-cell>
          <table:table-cell office:value-type="string" calcext:value-type="string">
            <text:p>[-15.510569143259278, -1.3189232206445078, -1.6760616068932865, -1.7732098708129307]</text:p>
          </table:table-cell>
          <table:table-cell office:value-type="string" calcext:value-type="string">
            <text:p>[-2.5272309523559855, -0.49855280803408064, -1.2642808391942761, -1.7477154256541505]</text:p>
          </table:table-cell>
          <table:table-cell office:value-type="string" calcext:value-type="string">
            <text:p>[-5.072265740705517, -2.917872390399867, -6.547127403185593, -10.64884445587968]</text:p>
          </table:table-cell>
          <table:table-cell office:value-type="string" calcext:value-type="string">
            <text:p>[-30.259103335379756, -2.8456990666920756, -4.715964794458127, -8.06448532986086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1.7322249424768899, -3.311573813352209, -8.055258719573, -13.315364798511474]</text:p>
          </table:table-cell>
          <table:table-cell office:value-type="string" calcext:value-type="string">
            <text:p>[-6.993505704386838, -3.4009585318283353, -7.876464471898981, -13.808300932392248]</text:p>
          </table:table-cell>
          <table:table-cell office:value-type="string" calcext:value-type="string">
            <text:p>[-0.437408233291281, -0.9765941080393636, -2.5503273080957234, -3.9233087260562627]</text:p>
          </table:table-cell>
          <table:table-cell office:value-type="string" calcext:value-type="string">
            <text:p>[-7.685803520173029, -1.9611184706198381, -4.689456413779247, -7.125066300575278]</text:p>
          </table:table-cell>
          <table:table-cell office:value-type="string" calcext:value-type="string">
            <text:p>[-6.193249157893832, -6.340474517079198, -13.304134246933108, -19.294743641573287]</text:p>
          </table:table-cell>
          <table:table-cell office:value-type="string" calcext:value-type="string">
            <text:p>[-4.136664195509598, -4.555645552048637, -7.586565628282704, -7.998638123006163]</text:p>
          </table:table-cell>
          <table:table-cell office:value-type="string" calcext:value-type="string">
            <text:p>[-15.748299618210115, -2.244146487319787, -3.650659938854872, -4.788778415059491]</text:p>
          </table:table-cell>
          <table:table-cell office:value-type="string" calcext:value-type="string">
            <text:p>[-30.408020023826275, -2.482681909816198, -3.872260112957182, -5.621381029356676]</text:p>
          </table:table-cell>
          <table:table-cell office:value-type="string" calcext:value-type="string">
            <text:p>[-30.61255446035167, -3.534143760639652, -7.777332725391872, -12.965095636171299]</text:p>
          </table:table-cell>
          <table:table-cell office:value-type="string" calcext:value-type="string">
            <text:p>[-8.086740922218505, -2.663298415426363, -6.48231775748036, -10.567164533586038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10.003709494674995, -2.9841064594060995, -8.460844470885775, -13.860818914049311]</text:p>
          </table:table-cell>
          <table:table-cell office:value-type="string" calcext:value-type="string">
            <text:p>[-18.590117254628737, -2.320106200707772, -4.064913672056991, -5.735157141193348]</text:p>
          </table:table-cell>
          <table:table-cell office:value-type="string" calcext:value-type="string">
            <text:p>[-3.0889490196972735, -1.9907439681650096, -4.519224195962401, -7.358688958108739]</text:p>
          </table:table-cell>
          <table:table-cell office:value-type="string" calcext:value-type="string">
            <text:p>[-1.5690523506967091, -2.9372142316170358, -6.323479292061229, -10.483766163290142]</text:p>
          </table:table-cell>
          <table:table-cell office:value-type="string" calcext:value-type="string">
            <text:p>[-6.890669525125914, -2.5285524409637494, -7.227999712651734, -10.658015140544318]</text:p>
          </table:table-cell>
          <table:table-cell office:value-type="string" calcext:value-type="string">
            <text:p>[-29.833033465848715, -0.8670783735327259, -0.3599207253466963, -0.5735224584304977]</text:p>
          </table:table-cell>
          <table:table-cell office:value-type="string" calcext:value-type="string">
            <text:p>[-30.41065460982475, -2.9782045790348377, -4.244769914966118, -5.748459595878441]</text:p>
          </table:table-cell>
          <table:table-cell office:value-type="string" calcext:value-type="string">
            <text:p>[-15.963915445519493, -3.175099747053167, -6.0439550790512, -8.685432908247792]</text:p>
          </table:table-cell>
          <table:table-cell office:value-type="string" calcext:value-type="string">
            <text:p>[-4.200521850345362, -3.4407589160853957, -7.921880980288942, -13.891098563649695]</text:p>
          </table:table-cell>
          <table:table-cell office:value-type="string" calcext:value-type="string">
            <text:p>[-2.429806475238361, -2.8244508140685243, -7.548504834995962, -12.624368258165951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0.8229820813252298, -1.3641990071079801, -4.673272465642553, -7.003154423332814]</text:p>
          </table:table-cell>
          <table:table-cell office:value-type="string" calcext:value-type="string">
            <text:p>[-29.77498288975142, -2.889423816398451, -4.532118096895554, -6.416959173373882]</text:p>
          </table:table-cell>
          <table:table-cell office:value-type="string" calcext:value-type="string">
            <text:p>[-43.55693626204498, -4.355324217319789, -7.422036333367177, -11.502424078256723]</text:p>
          </table:table-cell>
          <table:table-cell office:value-type="string" calcext:value-type="string">
            <text:p>[-30.413686331735935, -2.837760364129749, -4.0549563646085085, -6.986994257095702]</text:p>
          </table:table-cell>
          <table:table-cell office:value-type="string" calcext:value-type="string">
            <text:p>[-17.174460459317054, -2.1481048666341707, -3.949631321288205, -5.495937399995543]</text:p>
          </table:table-cell>
          <table:table-cell office:value-type="string" calcext:value-type="string">
            <text:p>[-29.773454495966245, -2.927211192920276, -5.598930053465634, -9.658638924157547]</text:p>
          </table:table-cell>
          <table:table-cell office:value-type="string" calcext:value-type="string">
            <text:p>[-5.301912843531653, -5.209313606142163, -11.150527559024326, -16.00101174663562]</text:p>
          </table:table-cell>
          <table:table-cell office:value-type="string" calcext:value-type="string">
            <text:p>[-4.112089902735838, -3.0733069671976754, -6.951182548923929, -10.348404676222]</text:p>
          </table:table-cell>
          <table:table-cell office:value-type="string" calcext:value-type="string">
            <text:p>[-29.836748561182745, -2.9175337739304696, -4.818140724443465, -6.769850971439428]</text:p>
          </table:table-cell>
          <table:table-cell office:value-type="string" calcext:value-type="string">
            <text:p>[-33.912803399152125, -2.297479155082649, -3.0615628687785224, -4.8105677235027455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30.101561451099855, -3.9475388602821404, -7.552402778221179, -11.506095177735553]</text:p>
          </table:table-cell>
          <table:table-cell office:value-type="string" calcext:value-type="string">
            <text:p>[-30.06288902365286, -5.826437920641281, -13.485417521446363, -22.258222021189876]</text:p>
          </table:table-cell>
          <table:table-cell office:value-type="string" calcext:value-type="string">
            <text:p>[-39.39989776977111, -2.9277797512461845, -5.30605421454462, -8.732474638194665]</text:p>
          </table:table-cell>
          <table:table-cell office:value-type="string" calcext:value-type="string">
            <text:p>[-19.677741697799366, -5.582751345326442, -13.682133523181395, -19.722053841862277]</text:p>
          </table:table-cell>
          <table:table-cell office:value-type="string" calcext:value-type="string">
            <text:p>[-45.96359087512107, -3.225079132999653, -6.286064155571602, -10.024784933343]</text:p>
          </table:table-cell>
          <table:table-cell office:value-type="string" calcext:value-type="string">
            <text:p>[-8.020489034010424, -3.735669221010207, -6.30416432812122, -10.207365457171802]</text:p>
          </table:table-cell>
          <table:table-cell office:value-type="string" calcext:value-type="string">
            <text:p>[-7.584500560048402, -2.905034553539365, -7.5625773551040165, -10.959467723230754]</text:p>
          </table:table-cell>
          <table:table-cell office:value-type="string" calcext:value-type="string">
            <text:p>[-42.691269499671016, -3.8914475768594636, -5.744849352816983, -8.452846142549308]</text:p>
          </table:table-cell>
          <table:table-cell office:value-type="string" calcext:value-type="string">
            <text:p>[-33.985873171838655, -3.0039723803528817, -6.069812048097756, -9.437217072691006]</text:p>
          </table:table-cell>
          <table:table-cell office:value-type="string" calcext:value-type="string">
            <text:p>[-8.160793901682428, -2.7324469360606507, -5.666020011018458, -8.909841889146408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42.55367289302134, -3.6602914201623316, -5.3857435588108515, -7.294093587533745]</text:p>
          </table:table-cell>
          <table:table-cell office:value-type="string" calcext:value-type="string">
            <text:p>[-38.26437550139963, -3.273284586480174, -4.952978947592723, -7.563646221107412]</text:p>
          </table:table-cell>
          <table:table-cell office:value-type="string" calcext:value-type="string">
            <text:p>[-31.07420670869878, -3.935973583176544, -8.312572999084233, -13.27480490975641]</text:p>
          </table:table-cell>
          <table:table-cell office:value-type="string" calcext:value-type="string">
            <text:p>[-15.687420603130642, -4.217290841741961, -12.32630753176931, -18.794094279404305]</text:p>
          </table:table-cell>
          <table:table-cell office:value-type="string" calcext:value-type="string">
            <text:p>[-34.15767579669129, -9.300707845131551, -24.253295810639774, -32.83912383110792]</text:p>
          </table:table-cell>
          <table:table-cell office:value-type="string" calcext:value-type="string">
            <text:p>[-22.322263346311466, -2.3209552354402474, -4.65468203554813, -7.227904736323487]</text:p>
          </table:table-cell>
          <table:table-cell office:value-type="string" calcext:value-type="string">
            <text:p>[-16.533228855400274, -4.8782532566183034, -11.62214697413142, -18.396858718972297]</text:p>
          </table:table-cell>
          <table:table-cell office:value-type="string" calcext:value-type="string">
            <text:p>[-43.25696171139624, -3.838642943183168, -6.742722974142046, -8.755272937106472]</text:p>
          </table:table-cell>
          <table:table-cell office:value-type="string" calcext:value-type="string">
            <text:p>[-30.15991474439137, -2.847412835500074, -6.024784006446415, -10.21821221521284]</text:p>
          </table:table-cell>
          <table:table-cell office:value-type="string" calcext:value-type="string">
            <text:p>[-10.84547270275873, -3.3951941416058062, -7.655634993260119, -11.826669288811576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30.05855246093221, -3.971149552223152, -7.827126309681165, -13.420441418264861]</text:p>
          </table:table-cell>
          <table:table-cell office:value-type="string" calcext:value-type="string">
            <text:p>[-48.51070931921973, -2.2355136874929737, -3.537890006262523, -4.607856731943816]</text:p>
          </table:table-cell>
          <table:table-cell office:value-type="string" calcext:value-type="string">
            <text:p>[-22.690373535491283, -2.6399330735996873, -6.356928050182309, -10.133879735243445]</text:p>
          </table:table-cell>
          <table:table-cell office:value-type="string" calcext:value-type="string">
            <text:p>[-20.7299614458597, -5.0512455842122606, -11.64229101349843, -17.531271235786882]</text:p>
          </table:table-cell>
          <table:table-cell office:value-type="string" calcext:value-type="string">
            <text:p>[-22.794621768652057, -3.2995519673402196, -8.397020433932688, -14.770794851372537]</text:p>
          </table:table-cell>
          <table:table-cell office:value-type="string" calcext:value-type="string">
            <text:p>[-53.675465157839966, -3.7926794627316074, -5.163952320251686, -7.865620536915974]</text:p>
          </table:table-cell>
          <table:table-cell office:value-type="string" calcext:value-type="string">
            <text:p>[-2.675732598133451, -2.207255853605883, -5.7311718709007975, -9.869767939415963]</text:p>
          </table:table-cell>
          <table:table-cell office:value-type="string" calcext:value-type="string">
            <text:p>[-46.22334491300646, -4.616274272400189, -7.077385221567667, -10.547808453042817]</text:p>
          </table:table-cell>
          <table:table-cell office:value-type="string" calcext:value-type="string">
            <text:p>[-11.588916789720717, -2.486591704085872, -5.541417335621346, -7.681832021548218]</text:p>
          </table:table-cell>
          <table:table-cell office:value-type="string" calcext:value-type="string">
            <text:p>[-21.99469927366746, -3.6342345230765183, -9.3913784384426, -14.485441474561988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55.263116856250875, -2.875399556882585, -3.294850928354909, -3.9848666388238474]</text:p>
          </table:table-cell>
          <table:table-cell office:value-type="string" calcext:value-type="string">
            <text:p>[-31.052402288508276, -2.987514167423422, -6.220215795364914, -8.913974250566525]</text:p>
          </table:table-cell>
          <table:table-cell office:value-type="string" calcext:value-type="string">
            <text:p>[-18.612084325637035, -2.151198361359974, -3.3339842308278023, -4.755959816518729]</text:p>
          </table:table-cell>
          <table:table-cell office:value-type="string" calcext:value-type="string">
            <text:p>[-20.505587199747065, -3.6119347176700733, -7.220569783461683, -9.424468337959556]</text:p>
          </table:table-cell>
          <table:table-cell office:value-type="string" calcext:value-type="string">
            <text:p>[-48.81716790177866, -2.96360216560152, -4.802714153433518, -7.838675594137556]</text:p>
          </table:table-cell>
          <table:table-cell office:value-type="string" calcext:value-type="string">
            <text:p>[-34.487930316024375, -3.2442433458847786, -5.6441001065683505, -8.86909430385774]</text:p>
          </table:table-cell>
          <table:table-cell office:value-type="string" calcext:value-type="string">
            <text:p>[-43.285030238980696, -2.4141117490713793, -3.360948498876337, -5.7112816354054186]</text:p>
          </table:table-cell>
          <table:table-cell office:value-type="string" calcext:value-type="string">
            <text:p>[-15.607660013471335, -2.1746376659025124, -3.350811348838234, -4.450865397981496]</text:p>
          </table:table-cell>
          <table:table-cell office:value-type="string" calcext:value-type="string">
            <text:p>[-29.826656691074582, -2.884119194820167, -3.43739644063068, -5.431911543725509]</text:p>
          </table:table-cell>
          <table:table-cell office:value-type="string" calcext:value-type="string">
            <text:p>[-10.038245467826389, -3.303459180140589, -6.0441458732817255, -10.463372513240632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30.409475225013296, -3.0952806969696045, -5.00679225060463, -7.681442504634406]</text:p>
          </table:table-cell>
          <table:table-cell office:value-type="string" calcext:value-type="string">
            <text:p>[-55.51797656440252, -6.132797855509131, -14.141228426450825, -21.301693171713264]</text:p>
          </table:table-cell>
          <table:table-cell office:value-type="string" calcext:value-type="string">
            <text:p>[-43.33213312547879, -3.5900759164500196, -6.72600374120198, -9.79253882185076]</text:p>
          </table:table-cell>
          <table:table-cell office:value-type="string" calcext:value-type="string">
            <text:p>[-21.29232868695834, -5.028260390920369, -10.252067214275051, -15.928880541489265]</text:p>
          </table:table-cell>
          <table:table-cell office:value-type="string" calcext:value-type="string">
            <text:p>[-19.02084793397727, -2.8620543606751925, -4.8486365857615565, -8.116525117223139]</text:p>
          </table:table-cell>
          <table:table-cell office:value-type="string" calcext:value-type="string">
            <text:p>[-54.62535881901185, -4.435791403901801, -6.660778356431574, -10.38669277349955]</text:p>
          </table:table-cell>
          <table:table-cell office:value-type="string" calcext:value-type="string">
            <text:p>[-40.76113722327577, -4.594460341976125, -9.685741155359008, -14.821751125969108]</text:p>
          </table:table-cell>
          <table:table-cell office:value-type="string" calcext:value-type="string">
            <text:p>[-46.67988642114478, -3.6496515577011612, -6.921467901161615, -10.591663796000761]</text:p>
          </table:table-cell>
          <table:table-cell office:value-type="string" calcext:value-type="string">
            <text:p>[-60.03870743942401, -3.4293705950439124, -3.6795546441810822, -5.876796306355048]</text:p>
          </table:table-cell>
          <table:table-cell office:value-type="string" calcext:value-type="string">
            <text:p>[-19.02084793397727, -2.8620543606751925, -4.8486365857615565, -8.116525117223139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46.47915626500263, -4.480518359996921, -10.546425164442574, -19.193754706943245]</text:p>
          </table:table-cell>
          <table:table-cell office:value-type="string" calcext:value-type="string">
            <text:p>[-43.49453373098946, -3.725682116498308, -4.878905048792115, -6.829062146622111]</text:p>
          </table:table-cell>
          <table:table-cell office:value-type="string" calcext:value-type="string">
            <text:p>[-60.20191904574255, -4.352889854685182, -5.038615655848155, -7.291050400518095]</text:p>
          </table:table-cell>
          <table:table-cell office:value-type="string" calcext:value-type="string">
            <text:p>[-72.91680944950663, -4.073547360771124, -5.033489657245238, -8.337546757521231]</text:p>
          </table:table-cell>
          <table:table-cell office:value-type="string" calcext:value-type="string">
            <text:p>[-58.452540523595495, -5.091739321882138, -10.768955125478596, -18.811451503946518]</text:p>
          </table:table-cell>
          <table:table-cell office:value-type="string" calcext:value-type="string">
            <text:p>[-54.21300853646176, -4.4683697560010005, -6.566554140780889, -8.6401719339549]</text:p>
          </table:table-cell>
          <table:table-cell office:value-type="string" calcext:value-type="string">
            <text:p>[-58.91734116145146, -3.4139712895343566, -3.883863351731298, -4.7298604158091395]</text:p>
          </table:table-cell>
          <table:table-cell table:number-columns-repeated="2" office:value-type="string" calcext:value-type="string">
            <text:p>[-66.09569177157024, -3.623997091643605, -4.472943185686562, -6.738612825102597]</text:p>
          </table:table-cell>
          <table:table-cell office:value-type="string" calcext:value-type="string">
            <text:p>[-64.80914715453625, -4.615200977445677, -4.097519327126831, -6.077367013876511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64.75079275963836, -4.58412984675467, -4.26321302990138, -6.350778061112061]</text:p>
          </table:table-cell>
          <table:table-cell office:value-type="string" calcext:value-type="string">
            <text:p>[-57.720904792939876, -3.957456670289261, -4.3559635558238385, -6.262107301653264]</text:p>
          </table:table-cell>
          <table:table-cell office:value-type="string" calcext:value-type="string">
            <text:p>[-79.7578054165148, -3.9761952243629883, -4.0488597718684405, -5.986805906618997]</text:p>
          </table:table-cell>
          <table:table-cell office:value-type="string" calcext:value-type="string">
            <text:p>[-60.64699997417262, -3.865145784255697, -5.070394685080237, -6.6019270209322745]</text:p>
          </table:table-cell>
          <table:table-cell office:value-type="string" calcext:value-type="string">
            <text:p>[-47.762972255855104, -3.8640015075521283, -4.507313766045096, -6.323278560859968]</text:p>
          </table:table-cell>
          <table:table-cell office:value-type="string" calcext:value-type="string">
            <text:p>[-60.64699997417262, -3.865145784255697, -5.070394685080237, -6.6019270209322745]</text:p>
          </table:table-cell>
          <table:table-cell office:value-type="string" calcext:value-type="string">
            <text:p>[-79.7578054165148, -3.9761952243629883, -4.0488597718684405, -5.986805906618997]</text:p>
          </table:table-cell>
          <table:table-cell office:value-type="string" calcext:value-type="string">
            <text:p>[-54.5907750516833, -3.985170120618786, -4.6214244870650845, -6.569230239336155]</text:p>
          </table:table-cell>
          <table:table-cell office:value-type="string" calcext:value-type="string">
            <text:p>[-74.40637950323641, -4.631533914298491, -4.198671490479389, -6.277426737174729]</text:p>
          </table:table-cell>
          <table:table-cell office:value-type="string" calcext:value-type="string">
            <text:p>[-59.150212712999874, -4.338299598168471, -4.884457106901441, -5.95418643772907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6108566775851216, 0.4899830280975685, 0.5559857222269188, 0.6319136024216501]</text:p>
          </table:table-cell>
          <table:table-cell office:value-type="string" calcext:value-type="string">
            <text:p>[0.3122668497701788, 0.4897969949902946, 0.5530398889903089, 0.6208260190644359]</text:p>
          </table:table-cell>
          <table:table-cell office:value-type="string" calcext:value-type="string">
            <text:p>[0.2684421571633859, 0.4890566464384593, 0.5536618452531261, 0.6202603767288172]</text:p>
          </table:table-cell>
          <table:table-cell office:value-type="string" calcext:value-type="string">
            <text:p>[0.26629068631677866, 0.4894410483078739, 0.5541081182696058, 0.6265341811147814]</text:p>
          </table:table-cell>
          <table:table-cell office:value-type="string" calcext:value-type="string">
            <text:p>[0.2605377982188014, 0.49035402171249115, 0.5581649848506616, 0.6391105894235503]</text:p>
          </table:table-cell>
          <table:table-cell office:value-type="string" calcext:value-type="string">
            <text:p>[0.26075975833844295, 0.48793639869063843, 0.5506973769333315, 0.6188689759135423]</text:p>
          </table:table-cell>
          <table:table-cell office:value-type="string" calcext:value-type="string">
            <text:p>[0.2600960574843575, 0.49078995855956375, 0.5596131773811173, 0.640423287344505]</text:p>
          </table:table-cell>
          <table:table-cell office:value-type="string" calcext:value-type="string">
            <text:p>[0.2618946782150964, 0.48730028368260175, 0.5515092622553383, 0.6194477951997335]</text:p>
          </table:table-cell>
          <table:table-cell office:value-type="string" calcext:value-type="string">
            <text:p>[0.2611783122257662, 0.48789682988897803, 0.5509806551734922, 0.6180900856021206]</text:p>
          </table:table-cell>
          <table:table-cell office:value-type="string" calcext:value-type="string">
            <text:p>[0.2622682965388502, 0.48839335836232495, 0.5532824177688296, 0.6210096950741637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993781813128484, 0.49116957655032556, 0.5585698457093219, 0.6352566932470756]</text:p>
          </table:table-cell>
          <table:table-cell office:value-type="string" calcext:value-type="string">
            <text:p>[0.2692565476922792, 0.49069857804917516, 0.5571820597663028, 0.6306331949191664]</text:p>
          </table:table-cell>
          <table:table-cell office:value-type="string" calcext:value-type="string">
            <text:p>[0.262091683505229, 0.48781566642772806, 0.5516932879161032, 0.6202426075274615]</text:p>
          </table:table-cell>
          <table:table-cell office:value-type="string" calcext:value-type="string">
            <text:p>[0.2636751009742134, 0.49281717315985085, 0.5681099182852976, 0.6506841255442194]</text:p>
          </table:table-cell>
          <table:table-cell office:value-type="string" calcext:value-type="string">
            <text:p>[0.3112069140191646, 0.49077260667334316, 0.5511990185394149, 0.6156839531624487]</text:p>
          </table:table-cell>
          <table:table-cell office:value-type="string" calcext:value-type="string">
            <text:p>[0.3123584453572655, 0.4898156427514938, 0.5521106708365396, 0.6202323767303423]</text:p>
          </table:table-cell>
          <table:table-cell office:value-type="string" calcext:value-type="string">
            <text:p>[0.27017597694032464, 0.4924179163363583, 0.5656077262370881, 0.6442259898835117]</text:p>
          </table:table-cell>
          <table:table-cell office:value-type="string" calcext:value-type="string">
            <text:p>[0.2636751009742134, 0.49281717315985085, 0.5681099182852976, 0.6506841255442194]</text:p>
          </table:table-cell>
          <table:table-cell office:value-type="string" calcext:value-type="string">
            <text:p>[0.26754148249713144, 0.4884563650606035, 0.5536535016401791, 0.6205517519508121]</text:p>
          </table:table-cell>
          <table:table-cell office:value-type="string" calcext:value-type="string">
            <text:p>[0.26238882215779114, 0.4947019620750442, 0.5649559206627887, 0.6436917868909956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31220570809379117, 0.4902605512219674, 0.5536364219979834, 0.6202559838292616]</text:p>
          </table:table-cell>
          <table:table-cell office:value-type="string" calcext:value-type="string">
            <text:p>[0.26189373001065547, 0.49353536799650766, 0.5681774221870707, 0.6571813125185084]</text:p>
          </table:table-cell>
          <table:table-cell office:value-type="string" calcext:value-type="string">
            <text:p>[0.260056637889811, 0.5019652988998972, 0.5852154435726109, 0.6878472864590017]</text:p>
          </table:table-cell>
          <table:table-cell office:value-type="string" calcext:value-type="string">
            <text:p>[0.3127808105276706, 0.49615720158415194, 0.5679143628098777, 0.6566604245586168]</text:p>
          </table:table-cell>
          <table:table-cell office:value-type="string" calcext:value-type="string">
            <text:p>[0.2703100233115961, 0.49543078962340104, 0.5723865103632254, 0.6551017411376104]</text:p>
          </table:table-cell>
          <table:table-cell office:value-type="string" calcext:value-type="string">
            <text:p>[0.29936819899119416, 0.4937688101849526, 0.5660359841227366, 0.6454896772413939]</text:p>
          </table:table-cell>
          <table:table-cell office:value-type="string" calcext:value-type="string">
            <text:p>[0.26807909995920526, 0.4906664482235312, 0.5576949668712468, 0.6270807069612737]</text:p>
          </table:table-cell>
          <table:table-cell office:value-type="string" calcext:value-type="string">
            <text:p>[0.267004066218865, 0.4911363354919624, 0.5617066102830812, 0.6411153673066303]</text:p>
          </table:table-cell>
          <table:table-cell office:value-type="string" calcext:value-type="string">
            <text:p>[0.3190163517309532, 0.49092522147852036, 0.5542018831924586, 0.6242165137206147]</text:p>
          </table:table-cell>
          <table:table-cell office:value-type="string" calcext:value-type="string">
            <text:p>[0.29936819899119416, 0.4937688101849526, 0.5660359841227366, 0.6454896772413939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3390647391659536, 0.5016234035500626, 0.5739184144725497, 0.6692594514869961]</text:p>
          </table:table-cell>
          <table:table-cell office:value-type="string" calcext:value-type="string">
            <text:p>[0.30575664316016715, 0.4967543123195457, 0.5706082591288337, 0.6533575616005526]</text:p>
          </table:table-cell>
          <table:table-cell office:value-type="string" calcext:value-type="string">
            <text:p>[0.3254557472958961, 0.5106367524910891, 0.6014316414619765, 0.696930055222272]</text:p>
          </table:table-cell>
          <table:table-cell office:value-type="string" calcext:value-type="string">
            <text:p>[0.35024998967410104, 0.4944357614110104, 0.557228630042113, 0.6250074694410996]</text:p>
          </table:table-cell>
          <table:table-cell office:value-type="string" calcext:value-type="string">
            <text:p>[0.3181588022697054, 0.49233485933150783, 0.5590231454394111, 0.6282830146246152]</text:p>
          </table:table-cell>
          <table:table-cell office:value-type="string" calcext:value-type="string">
            <text:p>[0.26706738755311227, 0.5026013406145797, 0.5838079349818275, 0.6781500143529222]</text:p>
          </table:table-cell>
          <table:table-cell office:value-type="string" calcext:value-type="string">
            <text:p>[0.3244738703482577, 0.49584148565301506, 0.5694586136456036, 0.646050825922063]</text:p>
          </table:table-cell>
          <table:table-cell office:value-type="string" calcext:value-type="string">
            <text:p>[0.27087710029443957, 0.49046221721189137, 0.5600754296244346, 0.6317057262032502]</text:p>
          </table:table-cell>
          <table:table-cell office:value-type="string" calcext:value-type="string">
            <text:p>[0.30597600233579925, 0.4988783185889646, 0.5833590014947121, 0.6884259844155216]</text:p>
          </table:table-cell>
          <table:table-cell office:value-type="string" calcext:value-type="string">
            <text:p>[0.273278180785147, 0.49381866721064105, 0.5673806414053555, 0.6489173081594778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741589639997219, 0.4895168391797057, 0.5547609555473239, 0.6232917689497953]</text:p>
          </table:table-cell>
          <table:table-cell office:value-type="string" calcext:value-type="string">
            <text:p>[0.2642770551889269, 0.5185605416315945, 0.6636757468706881, 0.7995910770505205]</text:p>
          </table:table-cell>
          <table:table-cell office:value-type="string" calcext:value-type="string">
            <text:p>[0.26280792324459146, 0.48826676706321837, 0.5519532214910532, 0.6191850375707176]</text:p>
          </table:table-cell>
          <table:table-cell office:value-type="string" calcext:value-type="string">
            <text:p>[0.26334175760304007, 0.509847372649279, 0.6365014394450673, 0.7848860619440979]</text:p>
          </table:table-cell>
          <table:table-cell office:value-type="string" calcext:value-type="string">
            <text:p>[0.2611660090903449, 0.4958748609367921, 0.5723932910243679, 0.6611658939704621]</text:p>
          </table:table-cell>
          <table:table-cell office:value-type="string" calcext:value-type="string">
            <text:p>[0.31274118039132853, 0.4936115882544817, 0.5617689072577267, 0.629410787752802]</text:p>
          </table:table-cell>
          <table:table-cell office:value-type="string" calcext:value-type="string">
            <text:p>[0.33974158088231177, 0.49276136115684305, 0.5497669458754703, 0.6125898216593054]</text:p>
          </table:table-cell>
          <table:table-cell office:value-type="string" calcext:value-type="string">
            <text:p>[0.2996075798579832, 0.49591532630642665, 0.5789676623298009, 0.6746516062911059]</text:p>
          </table:table-cell>
          <table:table-cell office:value-type="string" calcext:value-type="string">
            <text:p>[0.2678896120376554, 0.5056529875993315, 0.6172346425939679, 0.74751938658372]</text:p>
          </table:table-cell>
          <table:table-cell office:value-type="string" calcext:value-type="string">
            <text:p>[0.31335492341123566, 0.49840146981754746, 0.5781152839460674, 0.6734964266383321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2609792005320169, 0.494503242844441, 0.567383623635181, 0.6554577722868895]</text:p>
          </table:table-cell>
          <table:table-cell office:value-type="string" calcext:value-type="string">
            <text:p>[0.3003376005097519, 0.4908160625831075, 0.5531627328954591, 0.6211934516574729]</text:p>
          </table:table-cell>
          <table:table-cell office:value-type="string" calcext:value-type="string">
            <text:p>[0.299726790176761, 0.49737399698627993, 0.5831137202743714, 0.680744019806409]</text:p>
          </table:table-cell>
          <table:table-cell office:value-type="string" calcext:value-type="string">
            <text:p>[0.305869789059461, 0.4983432313393815, 0.5818545309023342, 0.6788669962295113]</text:p>
          </table:table-cell>
          <table:table-cell office:value-type="string" calcext:value-type="string">
            <text:p>[0.370181843674467, 0.5022816317235668, 0.5869073367792252, 0.6810152908488671]</text:p>
          </table:table-cell>
          <table:table-cell office:value-type="string" calcext:value-type="string">
            <text:p>[0.31498856592743535, 0.5109070896522925, 0.6042052132882706, 0.6990945788018575]</text:p>
          </table:table-cell>
          <table:table-cell office:value-type="string" calcext:value-type="string">
            <text:p>[0.31413993760332987, 0.4938686309793547, 0.5601194638844991, 0.6305262442950097]</text:p>
          </table:table-cell>
          <table:table-cell office:value-type="string" calcext:value-type="string">
            <text:p>[0.2735300412714075, 0.4898115148420515, 0.5581803738330895, 0.6296833181407719]</text:p>
          </table:table-cell>
          <table:table-cell office:value-type="string" calcext:value-type="string">
            <text:p>[0.3188222776472104, 0.5015861213670599, 0.5869612578274999, 0.685930473205049]</text:p>
          </table:table-cell>
          <table:table-cell office:value-type="string" calcext:value-type="string">
            <text:p>[0.3431320811314877, 0.501751113023435, 0.5766734094582724, 0.6705319409324465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2731694606808951, 0.5026303131839611, 0.5947037161106361, 0.7009959320669331]</text:p>
          </table:table-cell>
          <table:table-cell office:value-type="string" calcext:value-type="string">
            <text:p>[0.3070451152089339, 0.5043945384527833, 0.5944211679389544, 0.7056760760951527]</text:p>
          </table:table-cell>
          <table:table-cell office:value-type="string" calcext:value-type="string">
            <text:p>[0.2688574859248833, 0.49246106666260964, 0.5653170773173409, 0.6442936606964371]</text:p>
          </table:table-cell>
          <table:table-cell office:value-type="string" calcext:value-type="string">
            <text:p>[0.3058797792305724, 0.4972525435044819, 0.5759647169213409, 0.6640448984496343]</text:p>
          </table:table-cell>
          <table:table-cell office:value-type="string" calcext:value-type="string">
            <text:p>[0.31562219231858496, 0.5184662254752334, 0.6239962662522694, 0.7397551781855417]</text:p>
          </table:table-cell>
          <table:table-cell office:value-type="string" calcext:value-type="string">
            <text:p>[0.3175397562409045, 0.5097222460973817, 0.593015666895297, 0.6697072255632757]</text:p>
          </table:table-cell>
          <table:table-cell office:value-type="string" calcext:value-type="string">
            <text:p>[0.31822369157176555, 0.49819347818178783, 0.5711909797407205, 0.6491933620768521]</text:p>
          </table:table-cell>
          <table:table-cell office:value-type="string" calcext:value-type="string">
            <text:p>[0.3786141118246743, 0.4991740897572155, 0.5714866651611298, 0.6536825854130639]</text:p>
          </table:table-cell>
          <table:table-cell office:value-type="string" calcext:value-type="string">
            <text:p>[0.3602548843637581, 0.5047107130613397, 0.593365156092382, 0.698458547745101]</text:p>
          </table:table-cell>
          <table:table-cell office:value-type="string" calcext:value-type="string">
            <text:p>[0.30616027946648106, 0.5008612388661363, 0.5863190195567323, 0.6854455101885972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1775333560220825, 0.50172634446779, 0.5974710412510129, 0.7040840509149842]</text:p>
          </table:table-cell>
          <table:table-cell office:value-type="string" calcext:value-type="string">
            <text:p>[0.3218023016840368, 0.49769925151386485, 0.5712120356515965, 0.6543263328025987]</text:p>
          </table:table-cell>
          <table:table-cell office:value-type="string" calcext:value-type="string">
            <text:p>[0.2759672627075302, 0.4964334672902423, 0.5744371880782789, 0.664461672917994]</text:p>
          </table:table-cell>
          <table:table-cell office:value-type="string" calcext:value-type="string">
            <text:p>[0.2676049220464067, 0.5019609715550936, 0.5858216379564628, 0.6854636387523836]</text:p>
          </table:table-cell>
          <table:table-cell office:value-type="string" calcext:value-type="string">
            <text:p>[0.2994249038535763, 0.49871199218277346, 0.587416589476113, 0.6850023760391065]</text:p>
          </table:table-cell>
          <table:table-cell office:value-type="string" calcext:value-type="string">
            <text:p>[0.3483341159952301, 0.49180900729506244, 0.5528670908078077, 0.6233728787603069]</text:p>
          </table:table-cell>
          <table:table-cell office:value-type="string" calcext:value-type="string">
            <text:p>[0.3453926081786323, 0.5019390243198378, 0.5739998893152215, 0.6561611767917912]</text:p>
          </table:table-cell>
          <table:table-cell office:value-type="string" calcext:value-type="string">
            <text:p>[0.31936212023132915, 0.5026497006293864, 0.5834035855508943, 0.6721888914269463]</text:p>
          </table:table-cell>
          <table:table-cell office:value-type="string" calcext:value-type="string">
            <text:p>[0.277137252124492, 0.5042554783940877, 0.5940593938217229, 0.7049768031801887]</text:p>
          </table:table-cell>
          <table:table-cell office:value-type="string" calcext:value-type="string">
            <text:p>[0.2911853147399288, 0.5011705058192121, 0.5913512056607547, 0.6975691995602142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28973681687291414, 0.4942503358932535, 0.5765626943604024, 0.6629050292260077]</text:p>
          </table:table-cell>
          <table:table-cell office:value-type="string" calcext:value-type="string">
            <text:p>[0.34420065060567406, 0.5019644320249191, 0.5753480101583971, 0.6599086022561872]</text:p>
          </table:table-cell>
          <table:table-cell office:value-type="string" calcext:value-type="string">
            <text:p>[0.4298812232189087, 0.5091160889674893, 0.5916004759633575, 0.6905039611677555]</text:p>
          </table:table-cell>
          <table:table-cell office:value-type="string" calcext:value-type="string">
            <text:p>[0.34327635571906506, 0.501195988975526, 0.5734454323215207, 0.663326679511374]</text:p>
          </table:table-cell>
          <table:table-cell office:value-type="string" calcext:value-type="string">
            <text:p>[0.324825589607938, 0.49790035589171494, 0.5725529519559769, 0.653410270076141]</text:p>
          </table:table-cell>
          <table:table-cell office:value-type="string" calcext:value-type="string">
            <text:p>[0.3660094912950322, 0.5017922589334083, 0.5817631212266199, 0.6787827181591457]</text:p>
          </table:table-cell>
          <table:table-cell office:value-type="string" calcext:value-type="string">
            <text:p>[0.32186409584992764, 0.5105849599016803, 0.612750201857854, 0.7185456277757101]</text:p>
          </table:table-cell>
          <table:table-cell office:value-type="string" calcext:value-type="string">
            <text:p>[0.31650884104372135, 0.5009307428208863, 0.58680746546767, 0.6823202704971738]</text:p>
          </table:table-cell>
          <table:table-cell office:value-type="string" calcext:value-type="string">
            <text:p>[0.3557306178906866, 0.5017048479933655, 0.5775708585779875, 0.6618820616092552]</text:p>
          </table:table-cell>
          <table:table-cell office:value-type="string" calcext:value-type="string">
            <text:p>[0.3707322020528487, 0.4985132558120244, 0.5675551793718365, 0.648518549201228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4940255918281965, 0.5042994061342939, 0.5899153995904496, 0.6893791061092422]</text:p>
          </table:table-cell>
          <table:table-cell office:value-type="string" calcext:value-type="string">
            <text:p>[0.3501342615124409, 0.5136095027789457, 0.6222390058699524, 0.7577108532527496]</text:p>
          </table:table-cell>
          <table:table-cell office:value-type="string" calcext:value-type="string">
            <text:p>[0.3873449943919633, 0.50093753680039, 0.5790872952705964, 0.6733121541801746]</text:p>
          </table:table-cell>
          <table:table-cell office:value-type="string" calcext:value-type="string">
            <text:p>[0.3216899050087119, 0.5111306397234069, 0.624335436152045, 0.7408542904630864]</text:p>
          </table:table-cell>
          <table:table-cell office:value-type="string" calcext:value-type="string">
            <text:p>[0.3912075308453719, 0.5025143296052274, 0.5853983691021577, 0.6818925737063669]</text:p>
          </table:table-cell>
          <table:table-cell office:value-type="string" calcext:value-type="string">
            <text:p>[0.27071289137703447, 0.5044557145673574, 0.5859470886039313, 0.6828018592005741]</text:p>
          </table:table-cell>
          <table:table-cell office:value-type="string" calcext:value-type="string">
            <text:p>[0.3128926794923658, 0.49940801763643305, 0.590674740218181, 0.6874828380122566]</text:p>
          </table:table-cell>
          <table:table-cell office:value-type="string" calcext:value-type="string">
            <text:p>[0.4258993371291609, 0.5062460828579325, 0.5826137191770766, 0.6726409333508494]</text:p>
          </table:table-cell>
          <table:table-cell office:value-type="string" calcext:value-type="string">
            <text:p>[0.3707905187587427, 0.5015008742852132, 0.5840932530019868, 0.6770087233779517]</text:p>
          </table:table-cell>
          <table:table-cell office:value-type="string" calcext:value-type="string">
            <text:p>[0.2709140092016645, 0.5011243470659009, 0.5823212106096828, 0.674935790121531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42494663956222345, 0.5047422749056804, 0.5802685609150788, 0.665014698363871]</text:p>
          </table:table-cell>
          <table:table-cell office:value-type="string" calcext:value-type="string">
            <text:p>[0.38629175146051375, 0.5031995213928184, 0.5773824878850936, 0.6658208279783135]</text:p>
          </table:table-cell>
          <table:table-cell office:value-type="string" calcext:value-type="string">
            <text:p>[0.37491905122406877, 0.5047769170704521, 0.5959996506946845, 0.6999845548342163]</text:p>
          </table:table-cell>
          <table:table-cell office:value-type="string" calcext:value-type="string">
            <text:p>[0.3345458618682547, 0.504860393139307, 0.6159247822439815, 0.7345838663423541]</text:p>
          </table:table-cell>
          <table:table-cell office:value-type="string" calcext:value-type="string">
            <text:p>[0.37147534972535856, 0.5288536368743052, 0.6804346836278845, 0.8194203504871673]</text:p>
          </table:table-cell>
          <table:table-cell office:value-type="string" calcext:value-type="string">
            <text:p>[0.32562557851402324, 0.498776465366903, 0.5768653417708604, 0.6628788214126611]</text:p>
          </table:table-cell>
          <table:table-cell office:value-type="string" calcext:value-type="string">
            <text:p>[0.3170478188704697, 0.508833757138033, 0.6125972948442184, 0.7325547561630226]</text:p>
          </table:table-cell>
          <table:table-cell office:value-type="string" calcext:value-type="string">
            <text:p>[0.4191394587353275, 0.5049200268569097, 0.585362363089296, 0.6724930219448898]</text:p>
          </table:table-cell>
          <table:table-cell office:value-type="string" calcext:value-type="string">
            <text:p>[0.35951141580642215, 0.5016277099936045, 0.5834341550213932, 0.6804342239839947]</text:p>
          </table:table-cell>
          <table:table-cell office:value-type="string" calcext:value-type="string">
            <text:p>[0.32798230291584557, 0.5016084770953242, 0.5913519589186355, 0.691833937450582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7736738877555537, 0.5066287749538447, 0.5925315160196876, 0.7011678789389141]</text:p>
          </table:table-cell>
          <table:table-cell office:value-type="string" calcext:value-type="string">
            <text:p>[0.3988388520714539, 0.4985089016583744, 0.5709061970556606, 0.6484791870401343]</text:p>
          </table:table-cell>
          <table:table-cell office:value-type="string" calcext:value-type="string">
            <text:p>[0.32367460551094845, 0.5000976411702399, 0.5851316029982295, 0.681083444604753]</text:p>
          </table:table-cell>
          <table:table-cell office:value-type="string" calcext:value-type="string">
            <text:p>[0.32633832741745705, 0.5116376156243045, 0.6142079499040497, 0.7262131601244226]</text:p>
          </table:table-cell>
          <table:table-cell office:value-type="string" calcext:value-type="string">
            <text:p>[0.33020402954016165, 0.5026250082335495, 0.5971730464158256, 0.7104237119648991]</text:p>
          </table:table-cell>
          <table:table-cell office:value-type="string" calcext:value-type="string">
            <text:p>[0.46541857639789996, 0.5059702401229214, 0.5788673432691704, 0.6687079552298213]</text:p>
          </table:table-cell>
          <table:table-cell office:value-type="string" calcext:value-type="string">
            <text:p>[0.2912055510530833, 0.49766190425129475, 0.5822994957157352, 0.679984169451586]</text:p>
          </table:table-cell>
          <table:table-cell office:value-type="string" calcext:value-type="string">
            <text:p>[0.44408966597831984, 0.509862135355302, 0.5889842894475055, 0.6842826465384392]</text:p>
          </table:table-cell>
          <table:table-cell office:value-type="string" calcext:value-type="string">
            <text:p>[0.30725780462046065, 0.4997759687116063, 0.5819798026097882, 0.665747035442445]</text:p>
          </table:table-cell>
          <table:table-cell office:value-type="string" calcext:value-type="string">
            <text:p>[0.3220376712136337, 0.504503110311247, 0.6014550513516523, 0.7098129716989908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46181898004412686, 0.5012541958472948, 0.5688147603947249, 0.6437779179050589]</text:p>
          </table:table-cell>
          <table:table-cell office:value-type="string" calcext:value-type="string">
            <text:p>[0.3752611256404357, 0.502053849033061, 0.5848534844679885, 0.6738247869518833]</text:p>
          </table:table-cell>
          <table:table-cell office:value-type="string" calcext:value-type="string">
            <text:p>[0.3243114620538569, 0.497794388103115, 0.5695754968451499, 0.6488881946816247]</text:p>
          </table:table-cell>
          <table:table-cell office:value-type="string" calcext:value-type="string">
            <text:p>[0.3353838956423631, 0.5045960196401117, 0.5906176176995808, 0.6767817636333447]</text:p>
          </table:table-cell>
          <table:table-cell office:value-type="string" calcext:value-type="string">
            <text:p>[0.4394336557736732, 0.5022820821645666, 0.576112633408514, 0.6687026927105988]</text:p>
          </table:table-cell>
          <table:table-cell office:value-type="string" calcext:value-type="string">
            <text:p>[0.3713181076402576, 0.5026288003484476, 0.5813716976447276, 0.6734911239255567]</text:p>
          </table:table-cell>
          <table:table-cell office:value-type="string" calcext:value-type="string">
            <text:p>[0.3859556328183181, 0.4991443908608178, 0.5694058716433498, 0.6547753571089896]</text:p>
          </table:table-cell>
          <table:table-cell office:value-type="string" calcext:value-type="string">
            <text:p>[0.3333414720984036, 0.49783051785252763, 0.5682345817403406, 0.6467206074399879]</text:p>
          </table:table-cell>
          <table:table-cell office:value-type="string" calcext:value-type="string">
            <text:p>[0.3597387697585287, 0.5014371583784726, 0.5701621253720937, 0.6539395288262032]</text:p>
          </table:table-cell>
          <table:table-cell office:value-type="string" calcext:value-type="string">
            <text:p>[0.27595345936442234, 0.5039003894566256, 0.584223586482808, 0.6844436561031574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3709863943739243, 0.5020924092014916, 0.5776601482266988, 0.6662420959984182]</text:p>
          </table:table-cell>
          <table:table-cell office:value-type="string" calcext:value-type="string">
            <text:p>[0.4633723074710777, 0.5177878116007613, 0.6292122958483102, 0.7507363729931714]</text:p>
          </table:table-cell>
          <table:table-cell office:value-type="string" calcext:value-type="string">
            <text:p>[0.3886428999207612, 0.5039979088309912, 0.5866300071994235, 0.6794290352387901]</text:p>
          </table:table-cell>
          <table:table-cell office:value-type="string" calcext:value-type="string">
            <text:p>[0.34220245102992713, 0.5123991282891324, 0.6079179174955567, 0.7173088617275467]</text:p>
          </table:table-cell>
          <table:table-cell office:value-type="string" calcext:value-type="string">
            <text:p>[0.33652751922786334, 0.5007894214880546, 0.5766222050239497, 0.6691333468217147]</text:p>
          </table:table-cell>
          <table:table-cell office:value-type="string" calcext:value-type="string">
            <text:p>[0.4624996348657113, 0.5093602667037945, 0.5864398106559812, 0.6824207207667246]</text:p>
          </table:table-cell>
          <table:table-cell office:value-type="string" calcext:value-type="string">
            <text:p>[0.36616059364964776, 0.5078406683119417, 0.6037011081032558, 0.7101836054288027]</text:p>
          </table:table-cell>
          <table:table-cell office:value-type="string" calcext:value-type="string">
            <text:p>[0.3969917666614221, 0.5055995792575725, 0.5889249589779211, 0.6857920382914728]</text:p>
          </table:table-cell>
          <table:table-cell office:value-type="string" calcext:value-type="string">
            <text:p>[0.4964548877726061, 0.5044891921531862, 0.5714590796554472, 0.6558247460463009]</text:p>
          </table:table-cell>
          <table:table-cell office:value-type="string" calcext:value-type="string">
            <text:p>[0.33652751922786334, 0.5007894214880546, 0.5766222050239497, 0.6691333468217147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396985356562328, 0.5092818611923632, 0.6080726714701564, 0.7354597538597538]</text:p>
          </table:table-cell>
          <table:table-cell office:value-type="string" calcext:value-type="string">
            <text:p>[0.4285465065465305, 0.5057421351627932, 0.5779355721971532, 0.6611652364380961]</text:p>
          </table:table-cell>
          <table:table-cell office:value-type="string" calcext:value-type="string">
            <text:p>[0.4929066402114007, 0.5086806991901782, 0.5780364907445547, 0.6648324899554001]</text:p>
          </table:table-cell>
          <table:table-cell office:value-type="string" calcext:value-type="string">
            <text:p>[0.4956280027685426, 0.5067566162548722, 0.5785105505935659, 0.6701659962301149]</text:p>
          </table:table-cell>
          <table:table-cell office:value-type="string" calcext:value-type="string">
            <text:p>[0.4836723077263115, 0.5116799356791119, 0.6104921524803965, 0.7345163582230299]</text:p>
          </table:table-cell>
          <table:table-cell office:value-type="string" calcext:value-type="string">
            <text:p>[0.4640150208969937, 0.5093205099627088, 0.5872893194223104, 0.672742073661712]</text:p>
          </table:table-cell>
          <table:table-cell office:value-type="string" calcext:value-type="string">
            <text:p>[0.47425396521020946, 0.5038636459363658, 0.572390943980015, 0.6491521505097274]</text:p>
          </table:table-cell>
          <table:table-cell table:number-columns-repeated="2" office:value-type="string" calcext:value-type="string">
            <text:p>[0.49313528219568675, 0.504822878709619, 0.5756696963464776, 0.660618186435627]</text:p>
          </table:table-cell>
          <table:table-cell office:value-type="string" calcext:value-type="string">
            <text:p>[0.5231971182949243, 0.5099806765626143, 0.5739341329073187, 0.6576182945047417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5234406447063125, 0.5098292102737451, 0.5747138785011954, 0.6586338335352844]</text:p>
          </table:table-cell>
          <table:table-cell office:value-type="string" calcext:value-type="string">
            <text:p>[0.4885142325372668, 0.5072993255467653, 0.5749661982980203, 0.6576563519960604]</text:p>
          </table:table-cell>
          <table:table-cell office:value-type="string" calcext:value-type="string">
            <text:p>[0.5218730956392735, 0.5072284306640122, 0.5737340152839732, 0.6559525112220045]</text:p>
          </table:table-cell>
          <table:table-cell office:value-type="string" calcext:value-type="string">
            <text:p>[0.4464145881689316, 0.5063426942006939, 0.5785645580853487, 0.6598622311933842]</text:p>
          </table:table-cell>
          <table:table-cell office:value-type="string" calcext:value-type="string">
            <text:p>[0.4374568658722254, 0.5065873630692638, 0.5756676288232877, 0.6580349410170995]</text:p>
          </table:table-cell>
          <table:table-cell office:value-type="string" calcext:value-type="string">
            <text:p>[0.4464145881689316, 0.5063426942006939, 0.5785645580853487, 0.6598622311933842]</text:p>
          </table:table-cell>
          <table:table-cell office:value-type="string" calcext:value-type="string">
            <text:p>[0.5218730956392735, 0.5072284306640122, 0.5737340152839732, 0.6559525112220045]</text:p>
          </table:table-cell>
          <table:table-cell office:value-type="string" calcext:value-type="string">
            <text:p>[0.466494713639638, 0.5073037876691568, 0.576181607559631, 0.6595571363484491]</text:p>
          </table:table-cell>
          <table:table-cell office:value-type="string" calcext:value-type="string">
            <text:p>[0.5314084197133999, 0.5100602967526883, 0.5743909118668749, 0.6578146355258805]</text:p>
          </table:table-cell>
          <table:table-cell office:value-type="string" calcext:value-type="string">
            <text:p>[0.39951780312569213, 0.5090097847480369, 0.577722304374361, 0.6558527394476764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ap06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ap03']</text:p>
          </table:table-cell>
          <table:table-cell office:value-type="string" calcext:value-type="string">
            <text:p>['dh11']</text:p>
          </table:table-cell>
          <table:table-cell office:value-type="string" calcext:value-type="string">
            <text:p>['dh06']</text:p>
          </table:table-cell>
          <table:table-cell office:value-type="string" calcext:value-type="string">
            <text:p>['dh08']</text:p>
          </table:table-cell>
          <table:table-cell office:value-type="string" calcext:value-type="string">
            <text:p>['dh01']</text:p>
          </table:table-cell>
          <table:table-cell office:value-type="string" calcext:value-type="string">
            <text:p>['dh10']</text:p>
          </table:table-cell>
          <table:table-cell office:value-type="string" calcext:value-type="string">
            <text:p>['dh03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ap04', 'dh01']</text:p>
          </table:table-cell>
          <table:table-cell office:value-type="string" calcext:value-type="string">
            <text:p>['ap03', 'dh03']</text:p>
          </table:table-cell>
          <table:table-cell office:value-type="string" calcext:value-type="string">
            <text:p>['dh01', 'dh06']</text:p>
          </table:table-cell>
          <table:table-cell office:value-type="string" calcext:value-type="string">
            <text:p>['ap05', 'dh04']</text:p>
          </table:table-cell>
          <table:table-cell office:value-type="string" calcext:value-type="string">
            <text:p>['ap07', 'dh09']</text:p>
          </table:table-cell>
          <table:table-cell office:value-type="string" calcext:value-type="string">
            <text:p>['ap07', 'dh10']</text:p>
          </table:table-cell>
          <table:table-cell office:value-type="string" calcext:value-type="string">
            <text:p>['ap05', 'dh02']</text:p>
          </table:table-cell>
          <table:table-cell office:value-type="string" calcext:value-type="string">
            <text:p>['ap05', 'dh04']</text:p>
          </table:table-cell>
          <table:table-cell office:value-type="string" calcext:value-type="string">
            <text:p>['dh02', 'dh06']</text:p>
          </table:table-cell>
          <table:table-cell office:value-type="string" calcext:value-type="string">
            <text:p>['ap05', 'dh09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7', 'dh02', 'dh09']</text:p>
          </table:table-cell>
          <table:table-cell office:value-type="string" calcext:value-type="string">
            <text:p>['dh03', 'dh06', 'dh11']</text:p>
          </table:table-cell>
          <table:table-cell office:value-type="string" calcext:value-type="string">
            <text:p>['ap05', 'dh09', 'dh11']</text:p>
          </table:table-cell>
          <table:table-cell office:value-type="string" calcext:value-type="string">
            <text:p>['ap06', 'ap07', 'dh08']</text:p>
          </table:table-cell>
          <table:table-cell office:value-type="string" calcext:value-type="string">
            <text:p>['ap05', 'dh02', 'dh04']</text:p>
          </table:table-cell>
          <table:table-cell office:value-type="string" calcext:value-type="string">
            <text:p>['ap04', 'dh02', 'dh07']</text:p>
          </table:table-cell>
          <table:table-cell office:value-type="string" calcext:value-type="string">
            <text:p>['dh05', 'dh06', 'dh09']</text:p>
          </table:table-cell>
          <table:table-cell office:value-type="string" calcext:value-type="string">
            <text:p>['ap01', 'dh02', 'dh11']</text:p>
          </table:table-cell>
          <table:table-cell office:value-type="string" calcext:value-type="string">
            <text:p>['ap03', 'ap07', 'dh03']</text:p>
          </table:table-cell>
          <table:table-cell office:value-type="string" calcext:value-type="string">
            <text:p>['ap04', 'dh02', 'dh07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4', 'ap05', 'ap07', 'dh11']</text:p>
          </table:table-cell>
          <table:table-cell office:value-type="string" calcext:value-type="string">
            <text:p>['ap04', 'ap05', 'dh03', 'dh10']</text:p>
          </table:table-cell>
          <table:table-cell office:value-type="string" calcext:value-type="string">
            <text:p>['ap04', 'ap06', 'dh07', 'dh09']</text:p>
          </table:table-cell>
          <table:table-cell office:value-type="string" calcext:value-type="string">
            <text:p>['ap03', 'ap04', 'ap07', 'dh09']</text:p>
          </table:table-cell>
          <table:table-cell office:value-type="string" calcext:value-type="string">
            <text:p>['ap07', 'dh01', 'dh05', 'dh07']</text:p>
          </table:table-cell>
          <table:table-cell office:value-type="string" calcext:value-type="string">
            <text:p>['ap05', 'ap06', 'dh09', 'dh11']</text:p>
          </table:table-cell>
          <table:table-cell office:value-type="string" calcext:value-type="string">
            <text:p>['ap01', 'ap04', 'ap06', 'dh06']</text:p>
          </table:table-cell>
          <table:table-cell office:value-type="string" calcext:value-type="string">
            <text:p>['ap01', 'ap03', 'dh07', 'dh10']</text:p>
          </table:table-cell>
          <table:table-cell office:value-type="string" calcext:value-type="string">
            <text:p>['ap04', 'ap05', 'dh04', 'dh11']</text:p>
          </table:table-cell>
          <table:table-cell office:value-type="string" calcext:value-type="string">
            <text:p>['ap03', 'dh05', 'dh06', 'dh08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3', 'dh02', 'dh05', 'dh06', 'dh10']</text:p>
          </table:table-cell>
          <table:table-cell office:value-type="string" calcext:value-type="string">
            <text:p>['dh01', 'dh04', 'dh08', 'dh10', 'dh11']</text:p>
          </table:table-cell>
          <table:table-cell office:value-type="string" calcext:value-type="string">
            <text:p>['dh01', 'dh03', 'dh06', 'dh07', 'dh09']</text:p>
          </table:table-cell>
          <table:table-cell office:value-type="string" calcext:value-type="string">
            <text:p>['ap06', 'dh04', 'dh07', 'dh08', 'dh11']</text:p>
          </table:table-cell>
          <table:table-cell office:value-type="string" calcext:value-type="string">
            <text:p>['ap06', 'dh03', 'dh06', 'dh08', 'dh10']</text:p>
          </table:table-cell>
          <table:table-cell office:value-type="string" calcext:value-type="string">
            <text:p>['ap01', 'ap07', 'dh03', 'dh09', 'dh10']</text:p>
          </table:table-cell>
          <table:table-cell office:value-type="string" calcext:value-type="string">
            <text:p>['ap04', 'ap07', 'dh03', 'dh04', 'dh09']</text:p>
          </table:table-cell>
          <table:table-cell office:value-type="string" calcext:value-type="string">
            <text:p>['ap04', 'dh01', 'dh03', 'dh10', 'dh11']</text:p>
          </table:table-cell>
          <table:table-cell office:value-type="string" calcext:value-type="string">
            <text:p>['dh01', 'dh02', 'dh08', 'dh09', 'dh11']</text:p>
          </table:table-cell>
          <table:table-cell office:value-type="string" calcext:value-type="string">
            <text:p>['ap05', 'ap07', 'dh01', 'dh03', 'dh11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1', 'ap06', 'dh01', 'dh06', 'dh08', 'dh09']</text:p>
          </table:table-cell>
          <table:table-cell office:value-type="string" calcext:value-type="string">
            <text:p>['ap01', 'ap04', 'dh01', 'dh03', 'dh06', 'dh10']</text:p>
          </table:table-cell>
          <table:table-cell office:value-type="string" calcext:value-type="string">
            <text:p>['ap01', 'ap04', 'dh06', 'dh07', 'dh10', 'dh11']</text:p>
          </table:table-cell>
          <table:table-cell office:value-type="string" calcext:value-type="string">
            <text:p>['ap01', 'ap04', 'ap05', 'dh04', 'dh08', 'dh10']</text:p>
          </table:table-cell>
          <table:table-cell office:value-type="string" calcext:value-type="string">
            <text:p>['ap01', 'ap04', 'ap06', 'ap07', 'dh10', 'dh11']</text:p>
          </table:table-cell>
          <table:table-cell office:value-type="string" calcext:value-type="string">
            <text:p>['ap05', 'ap07', 'dh03', 'dh07', 'dh09', 'dh10']</text:p>
          </table:table-cell>
          <table:table-cell office:value-type="string" calcext:value-type="string">
            <text:p>['ap01', 'ap06', 'ap07', 'dh03', 'dh06', 'dh10']</text:p>
          </table:table-cell>
          <table:table-cell office:value-type="string" calcext:value-type="string">
            <text:p>['ap03', 'dh01', 'dh02', 'dh04', 'dh06', 'dh10']</text:p>
          </table:table-cell>
          <table:table-cell office:value-type="string" calcext:value-type="string">
            <text:p>['ap05', 'ap07', 'dh01', 'dh02', 'dh07', 'dh08']</text:p>
          </table:table-cell>
          <table:table-cell office:value-type="string" calcext:value-type="string">
            <text:p>['ap04', 'ap05', 'ap07', 'dh01', 'dh03', 'dh08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5', 'dh01', 'dh02', 'dh05', 'dh07', 'dh10', 'dh11']</text:p>
          </table:table-cell>
          <table:table-cell office:value-type="string" calcext:value-type="string">
            <text:p>['ap04', 'ap05', 'dh01', 'dh06', 'dh09', 'dh10', 'dh11']</text:p>
          </table:table-cell>
          <table:table-cell office:value-type="string" calcext:value-type="string">
            <text:p>['ap01', 'dh02', 'dh04', 'dh05', 'dh07', 'dh08', 'dh10']</text:p>
          </table:table-cell>
          <table:table-cell office:value-type="string" calcext:value-type="string">
            <text:p>['ap04', 'ap05', 'dh01', 'dh02', 'dh03', 'dh06', 'dh09']</text:p>
          </table:table-cell>
          <table:table-cell office:value-type="string" calcext:value-type="string">
            <text:p>['ap01', 'ap05', 'ap07', 'dh04', 'dh07', 'dh08', 'dh09']</text:p>
          </table:table-cell>
          <table:table-cell office:value-type="string" calcext:value-type="string">
            <text:p>['ap01', 'ap07', 'dh02', 'dh03', 'dh04', 'dh07', 'dh09']</text:p>
          </table:table-cell>
          <table:table-cell office:value-type="string" calcext:value-type="string">
            <text:p>['ap06', 'ap07', 'dh01', 'dh03', 'dh04', 'dh05', 'dh10']</text:p>
          </table:table-cell>
          <table:table-cell office:value-type="string" calcext:value-type="string">
            <text:p>['ap01', 'ap03', 'ap04', 'ap05', 'ap06', 'dh01', 'dh07']</text:p>
          </table:table-cell>
          <table:table-cell office:value-type="string" calcext:value-type="string">
            <text:p>['ap04', 'ap05', 'ap06', 'dh01', 'dh02', 'dh04', 'dh08']</text:p>
          </table:table-cell>
          <table:table-cell office:value-type="string" calcext:value-type="string">
            <text:p>['ap01', 'ap04', 'ap05', 'dh03', 'dh04', 'dh07', 'dh08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1', 'ap03', 'ap04', 'ap05', 'dh01', 'dh07', 'dh10', 'dh11']</text:p>
          </table:table-cell>
          <table:table-cell office:value-type="string" calcext:value-type="string">
            <text:p>['ap03', 'ap06', 'ap07', 'dh01', 'dh03', 'dh04', 'dh06', 'dh07']</text:p>
          </table:table-cell>
          <table:table-cell office:value-type="string" calcext:value-type="string">
            <text:p>['ap03', 'dh03', 'dh05', 'dh06', 'dh07', 'dh09', 'dh10', 'dh11']</text:p>
          </table:table-cell>
          <table:table-cell office:value-type="string" calcext:value-type="string">
            <text:p>['ap01', 'ap05', 'dh03', 'dh04', 'dh05', 'dh06', 'dh09', 'dh11']</text:p>
          </table:table-cell>
          <table:table-cell office:value-type="string" calcext:value-type="string">
            <text:p>['ap01', 'ap04', 'dh01', 'dh02', 'dh03', 'dh07', 'dh10', 'dh11']</text:p>
          </table:table-cell>
          <table:table-cell office:value-type="string" calcext:value-type="string">
            <text:p>['ap04', 'ap07', 'dh01', 'dh02', 'dh05', 'dh06', 'dh09', 'dh10']</text:p>
          </table:table-cell>
          <table:table-cell office:value-type="string" calcext:value-type="string">
            <text:p>['ap04', 'ap05', 'ap07', 'dh02', 'dh03', 'dh04', 'dh07', 'dh10']</text:p>
          </table:table-cell>
          <table:table-cell office:value-type="string" calcext:value-type="string">
            <text:p>['ap01', 'ap06', 'ap07', 'dh04', 'dh05', 'dh06', 'dh07', 'dh09']</text:p>
          </table:table-cell>
          <table:table-cell office:value-type="string" calcext:value-type="string">
            <text:p>['ap01', 'ap03', 'ap06', 'dh03', 'dh05', 'dh06', 'dh09', 'dh11']</text:p>
          </table:table-cell>
          <table:table-cell office:value-type="string" calcext:value-type="string">
            <text:p>['ap01', 'ap03', 'ap05', 'dh02', 'dh03', 'dh04', 'dh05', 'dh11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3', 'dh02', 'dh03', 'dh04', 'dh05', 'dh06', 'dh08', 'dh10']</text:p>
          </table:table-cell>
          <table:table-cell office:value-type="string" calcext:value-type="string">
            <text:p>['ap01', 'ap04', 'ap07', 'dh02', 'dh04', 'dh07', 'dh09', 'dh10', 'dh11']</text:p>
          </table:table-cell>
          <table:table-cell office:value-type="string" calcext:value-type="string">
            <text:p>['ap04', 'ap05', 'ap06', 'ap07', 'dh01', 'dh05', 'dh06', 'dh08', 'dh11']</text:p>
          </table:table-cell>
          <table:table-cell office:value-type="string" calcext:value-type="string">
            <text:p>['ap01', 'ap04', 'ap05', 'ap07', 'dh01', 'dh04', 'dh08', 'dh09', 'dh10']</text:p>
          </table:table-cell>
          <table:table-cell office:value-type="string" calcext:value-type="string">
            <text:p>['ap05', 'ap06', 'ap07', 'dh01', 'dh02', 'dh03', 'dh04', 'dh05', 'dh07']</text:p>
          </table:table-cell>
          <table:table-cell office:value-type="string" calcext:value-type="string">
            <text:p>['ap04', 'ap05', 'ap06', 'dh03', 'dh04', 'dh05', 'dh07', 'dh10', 'dh11']</text:p>
          </table:table-cell>
          <table:table-cell office:value-type="string" calcext:value-type="string">
            <text:p>['ap05', 'ap07', 'dh01', 'dh02', 'dh04', 'dh05', 'dh06', 'dh10', 'dh11']</text:p>
          </table:table-cell>
          <table:table-cell office:value-type="string" calcext:value-type="string">
            <text:p>['ap01', 'ap07', 'dh01', 'dh03', 'dh04', 'dh05', 'dh06', 'dh07', 'dh11']</text:p>
          </table:table-cell>
          <table:table-cell office:value-type="string" calcext:value-type="string">
            <text:p>['ap04', 'ap07', 'dh01', 'dh02', 'dh03', 'dh05', 'dh07', 'dh08', 'dh10']</text:p>
          </table:table-cell>
          <table:table-cell office:value-type="string" calcext:value-type="string">
            <text:p>['ap04', 'ap06', 'ap07', 'dh01', 'dh02', 'dh06', 'dh07', 'dh08', 'dh09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4', 'ap05', 'ap07', 'dh02', 'dh03', 'dh05', 'dh07', 'dh08', 'dh10', 'dh11']</text:p>
          </table:table-cell>
          <table:table-cell office:value-type="string" calcext:value-type="string">
            <text:p>['ap01', 'ap04', 'ap05', 'ap07', 'dh01', 'dh02', 'dh03', 'dh05', 'dh08', 'dh11']</text:p>
          </table:table-cell>
          <table:table-cell office:value-type="string" calcext:value-type="string">
            <text:p>['ap01', 'ap03', 'ap04', 'ap06', 'ap07', 'dh01', 'dh02', 'dh07', 'dh08', 'dh10']</text:p>
          </table:table-cell>
          <table:table-cell office:value-type="string" calcext:value-type="string">
            <text:p>['ap03', 'ap06', 'ap07', 'dh01', 'dh03', 'dh04', 'dh07', 'dh08', 'dh10', 'dh11']</text:p>
          </table:table-cell>
          <table:table-cell office:value-type="string" calcext:value-type="string">
            <text:p>['ap01', 'ap03', 'ap04', 'ap06', 'ap07', 'dh02', 'dh03', 'dh05', 'dh07', 'dh10']</text:p>
          </table:table-cell>
          <table:table-cell office:value-type="string" calcext:value-type="string">
            <text:p>['ap01', 'ap05', 'ap06', 'dh02', 'dh04', 'dh07', 'dh08', 'dh09', 'dh10', 'dh11']</text:p>
          </table:table-cell>
          <table:table-cell office:value-type="string" calcext:value-type="string">
            <text:p>['ap03', 'ap04', 'ap05', 'dh02', 'dh04', 'dh06', 'dh07', 'dh08', 'dh10', 'dh11']</text:p>
          </table:table-cell>
          <table:table-cell office:value-type="string" calcext:value-type="string">
            <text:p>['ap04', 'ap05', 'ap06', 'ap07', 'dh01', 'dh05', 'dh07', 'dh09', 'dh10', 'dh11']</text:p>
          </table:table-cell>
          <table:table-cell office:value-type="string" calcext:value-type="string">
            <text:p>['ap04', 'ap06', 'ap07', 'dh01', 'dh03', 'dh06', 'dh07', 'dh09', 'dh10', 'dh11']</text:p>
          </table:table-cell>
          <table:table-cell office:value-type="string" calcext:value-type="string">
            <text:p>['ap01', 'ap05', 'ap06', 'dh02', 'dh03', 'dh05', 'dh06', 'dh08', 'dh09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4', 'ap05', 'ap06', 'ap07', 'dh01', 'dh02', 'dh03', 'dh04', 'dh05', 'dh10', 'dh11']</text:p>
          </table:table-cell>
          <table:table-cell office:value-type="string" calcext:value-type="string">
            <text:p>['ap03', 'ap04', 'ap06', 'ap07', 'dh01', 'dh02', 'dh04', 'dh06', 'dh07', 'dh08', 'dh09']</text:p>
          </table:table-cell>
          <table:table-cell office:value-type="string" calcext:value-type="string">
            <text:p>['ap03', 'ap04', 'ap05', 'ap06', 'dh02', 'dh04', 'dh05', 'dh06', 'dh08', 'dh10', 'dh11']</text:p>
          </table:table-cell>
          <table:table-cell office:value-type="string" calcext:value-type="string">
            <text:p>['ap01', 'ap03', 'ap04', 'ap05', 'dh02', 'dh03', 'dh05', 'dh07', 'dh08', 'dh10', 'dh11']</text:p>
          </table:table-cell>
          <table:table-cell office:value-type="string" calcext:value-type="string">
            <text:p>['ap01', 'ap04', 'ap06', 'ap07', 'dh01', 'dh04', 'dh05', 'dh07', 'dh08', 'dh10', 'dh11']</text:p>
          </table:table-cell>
          <table:table-cell office:value-type="string" calcext:value-type="string">
            <text:p>['ap01', 'ap04', 'ap06', 'dh01', 'dh03', 'dh04', 'dh05', 'dh06', 'dh08', 'dh09', 'dh10']</text:p>
          </table:table-cell>
          <table:table-cell office:value-type="string" calcext:value-type="string">
            <text:p>['ap01', 'ap06', 'ap07', 'dh01', 'dh03', 'dh04', 'dh05', 'dh07', 'dh08', 'dh09', 'dh11']</text:p>
          </table:table-cell>
          <table:table-cell office:value-type="string" calcext:value-type="string">
            <text:p>['ap01', 'ap04', 'ap05', 'ap06', 'ap07', 'dh02', 'dh04', 'dh05', 'dh06', 'dh07', 'dh09']</text:p>
          </table:table-cell>
          <table:table-cell office:value-type="string" calcext:value-type="string">
            <text:p>['ap04', 'ap05', 'ap06', 'dh01', 'dh02', 'dh04', 'dh06', 'dh07', 'dh08', 'dh09', 'dh10']</text:p>
          </table:table-cell>
          <table:table-cell office:value-type="string" calcext:value-type="string">
            <text:p>['ap03', 'ap05', 'ap07', 'dh01', 'dh02', 'dh03', 'dh04', 'dh05', 'dh06', 'dh10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4', 'ap05', 'ap06', 'dh01', 'dh02', 'dh04', 'dh05', 'dh07', 'dh08', 'dh10']</text:p>
          </table:table-cell>
          <table:table-cell office:value-type="string" calcext:value-type="string">
            <text:p>['ap01', 'ap03', 'ap04', 'ap06', 'ap07', 'dh02', 'dh03', 'dh04', 'dh05', 'dh06', 'dh07', 'dh10']</text:p>
          </table:table-cell>
          <table:table-cell office:value-type="string" calcext:value-type="string">
            <text:p>['ap01', 'ap04', 'ap06', 'dh01', 'dh02', 'dh04', 'dh05', 'dh06', 'dh08', 'dh09', 'dh10', 'dh11']</text:p>
          </table:table-cell>
          <table:table-cell office:value-type="string" calcext:value-type="string">
            <text:p>['ap03', 'ap05', 'ap06', 'ap07', 'dh01', 'dh02', 'dh04', 'dh05', 'dh06', 'dh08', 'dh09', 'dh11']</text:p>
          </table:table-cell>
          <table:table-cell office:value-type="string" calcext:value-type="string">
            <text:p>['ap01', 'ap03', 'ap04', 'ap06', 'dh01', 'dh04', 'dh05', 'dh06', 'dh07', 'dh08', 'dh09', 'dh11']</text:p>
          </table:table-cell>
          <table:table-cell office:value-type="string" calcext:value-type="string">
            <text:p>['ap01', 'ap03', 'ap04', 'ap05', 'ap06', 'ap07', 'dh01', 'dh04', 'dh06', 'dh08', 'dh09', 'dh11']</text:p>
          </table:table-cell>
          <table:table-cell office:value-type="string" calcext:value-type="string">
            <text:p>['ap01', 'ap03', 'ap05', 'dh02', 'dh03', 'dh04', 'dh05', 'dh06', 'dh07', 'dh08', 'dh09', 'dh11']</text:p>
          </table:table-cell>
          <table:table-cell office:value-type="string" calcext:value-type="string">
            <text:p>['ap03', 'ap04', 'ap05', 'ap06', 'ap07', 'dh02', 'dh04', 'dh05', 'dh06', 'dh07', 'dh08', 'dh10']</text:p>
          </table:table-cell>
          <table:table-cell office:value-type="string" calcext:value-type="string">
            <text:p>['ap01', 'ap03', 'ap04', 'dh01', 'dh03', 'dh04', 'dh05', 'dh06', 'dh07', 'dh09', 'dh10', 'dh11']</text:p>
          </table:table-cell>
          <table:table-cell office:value-type="string" calcext:value-type="string">
            <text:p>['ap01', 'ap03', 'ap05', 'ap06', 'ap07', 'dh02', 'dh03', 'dh04', 'dh06', 'dh08', 'dh10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4', 'ap05', 'ap06', 'ap07', 'dh02', 'dh04', 'dh05', 'dh06', 'dh07', 'dh09', 'dh10']</text:p>
          </table:table-cell>
          <table:table-cell office:value-type="string" calcext:value-type="string">
            <text:p>['ap03', 'ap04', 'ap05', 'ap06', 'dh01', 'dh02', 'dh03', 'dh04', 'dh05', 'dh07', 'dh08', 'dh10', 'dh11']</text:p>
          </table:table-cell>
          <table:table-cell office:value-type="string" calcext:value-type="string">
            <text:p>['ap01', 'ap03', 'ap06', 'ap07', 'dh01', 'dh02', 'dh03', 'dh04', 'dh06', 'dh07', 'dh08', 'dh09', 'dh10']</text:p>
          </table:table-cell>
          <table:table-cell office:value-type="string" calcext:value-type="string">
            <text:p>['ap03', 'ap05', 'ap06', 'ap07', 'dh01', 'dh02', 'dh03', 'dh04', 'dh05', 'dh06', 'dh07', 'dh09', 'dh10']</text:p>
          </table:table-cell>
          <table:table-cell office:value-type="string" calcext:value-type="string">
            <text:p>['ap01', 'ap03', 'ap04', 'ap05', 'ap06', 'ap07', 'dh01', 'dh02', 'dh03', 'dh04', 'dh06', 'dh08', 'dh09']</text:p>
          </table:table-cell>
          <table:table-cell office:value-type="string" calcext:value-type="string">
            <text:p>['ap01', 'ap04', 'ap06', 'ap07', 'dh01', 'dh02', 'dh03', 'dh06', 'dh07', 'dh08', 'dh09', 'dh10', 'dh11']</text:p>
          </table:table-cell>
          <table:table-cell office:value-type="string" calcext:value-type="string">
            <text:p>['ap03', 'ap04', 'ap06', 'ap07', 'dh01', 'dh02', 'dh04', 'dh05', 'dh06', 'dh07', 'dh09', 'dh10', 'dh11']</text:p>
          </table:table-cell>
          <table:table-cell office:value-type="string" calcext:value-type="string">
            <text:p>['ap01', 'ap06', 'ap07', 'dh01', 'dh02', 'dh03', 'dh04', 'dh05', 'dh06', 'dh07', 'dh08', 'dh09', 'dh10']</text:p>
          </table:table-cell>
          <table:table-cell office:value-type="string" calcext:value-type="string">
            <text:p>['ap01', 'ap04', 'ap05', 'ap07', 'dh01', 'dh02', 'dh04', 'dh05', 'dh06', 'dh07', 'dh09', 'dh10', 'dh11']</text:p>
          </table:table-cell>
          <table:table-cell office:value-type="string" calcext:value-type="string">
            <text:p>['ap01', 'ap05', 'ap06', 'dh01', 'dh03', 'dh04', 'dh05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3', 'ap04', 'ap05', 'ap06', 'dh01', 'dh02', 'dh03', 'dh04', 'dh05', 'dh06', 'dh07', 'dh09', 'dh10', 'dh11']</text:p>
          </table:table-cell>
          <table:table-cell office:value-type="string" calcext:value-type="string">
            <text:p>['ap01', 'ap03', 'ap04', 'ap05', 'ap06', 'ap07', 'dh01', 'dh03', 'dh04', 'dh05', 'dh07', 'dh09', 'dh10', 'dh11']</text:p>
          </table:table-cell>
          <table:table-cell office:value-type="string" calcext:value-type="string">
            <text:p>['ap03', 'ap04', 'ap06', 'ap07', 'dh01', 'dh02', 'dh03', 'dh04', 'dh05', 'dh06', 'dh07', 'dh08', 'dh09', 'dh11']</text:p>
          </table:table-cell>
          <table:table-cell office:value-type="string" calcext:value-type="string">
            <text:p>['ap01', 'ap03', 'ap05', 'ap06', 'ap07', 'dh01', 'dh02', 'dh03', 'dh05', 'dh07', 'dh08', 'dh09', 'dh10', 'dh11']</text:p>
          </table:table-cell>
          <table:table-cell office:value-type="string" calcext:value-type="string">
            <text:p>['ap01', 'ap03', 'ap05', 'ap06', 'ap07', 'dh01', 'dh02', 'dh03', 'dh05', 'dh06', 'dh07', 'dh08', 'dh09', 'dh10']</text:p>
          </table:table-cell>
          <table:table-cell office:value-type="string" calcext:value-type="string">
            <text:p>['ap03', 'ap04', 'ap05', 'ap06', 'ap07', 'dh01', 'dh03', 'dh04', 'dh05', 'dh06', 'dh07', 'dh08', 'dh09', 'dh11']</text:p>
          </table:table-cell>
          <table:table-cell office:value-type="string" calcext:value-type="string">
            <text:p>['ap01', 'ap03', 'ap04', 'ap05', 'ap07', 'dh01', 'dh02', 'dh04', 'dh05', 'dh06', 'dh07', 'dh08', 'dh09', 'dh11']</text:p>
          </table:table-cell>
          <table:table-cell office:value-type="string" calcext:value-type="string">
            <text:p>['ap01', 'ap03', 'ap04', 'ap06', 'ap07', 'dh01', 'dh02', 'dh04', 'dh05', 'dh06', 'dh07', 'dh08', 'dh10', 'dh11']</text:p>
          </table:table-cell>
          <table:table-cell office:value-type="string" calcext:value-type="string">
            <text:p>['ap01', 'ap03', 'ap04', 'ap05', 'ap06', 'ap07', 'dh01', 'dh02', 'dh03', 'dh05', 'dh06', 'dh08', 'dh10', 'dh11']</text:p>
          </table:table-cell>
          <table:table-cell office:value-type="string" calcext:value-type="string">
            <text:p>['ap01', 'ap03', 'ap05', 'ap06', 'ap07', 'dh01', 'dh02', 'dh03', 'dh05', 'dh06', 'dh07', 'dh08', 'dh09', 'dh10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6', 'ap07', 'dh01', 'dh03', 'dh04', 'dh05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6', 'ap07', 'dh01', 'dh02', 'dh03', 'dh05', 'dh07', 'dh08', 'dh09', 'dh10', 'dh11']</text:p>
          </table:table-cell>
          <table:table-cell office:value-type="string" calcext:value-type="string">
            <text:p>['ap01', 'ap03', 'ap04', 'ap05', 'ap06', 'ap07', 'dh01', 'dh02', 'dh03', 'dh04', 'dh05', 'dh07', 'dh08', 'dh09', 'dh11']</text:p>
          </table:table-cell>
          <table:table-cell office:value-type="string" calcext:value-type="string">
            <text:p>['ap01', 'ap03', 'ap04', 'ap05', 'ap06', 'ap07', 'dh01', 'dh03', 'dh04', 'dh05', 'dh07', 'dh08', 'dh09', 'dh10', 'dh11']</text:p>
          </table:table-cell>
          <table:table-cell office:value-type="string" calcext:value-type="string">
            <text:p>[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4', 'dh05', 'dh06', 'dh07', 'dh09', 'dh10', 'dh11']</text:p>
          </table:table-cell>
          <table:table-cell table:number-columns-repeated="2" office:value-type="string" calcext:value-type="string">
            <text:p>['ap01', 'ap03', 'ap04', 'ap05', 'ap06', 'ap07', 'dh01', 'dh02', 'dh03', 'dh04', 'dh05', 'dh06', 'dh09', 'dh10', 'dh11']</text:p>
          </table:table-cell>
          <table:table-cell office:value-type="string" calcext:value-type="string">
            <text:p>['ap01', 'ap03', 'ap04', 'ap05', 'ap06', 'ap07', 'dh03', 'dh04', 'dh05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1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0', 'dh11']</text:p>
          </table:table-cell>
          <table:table-cell office:value-type="string" calcext:value-type="string">
            <text:p>['ap03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8', 'dh09', 'dh10', 'dh11']</text:p>
          </table:table-cell>
          <table:table-cell office:value-type="string" calcext:value-type="string">
            <text:p>['ap01', 'ap03', 'ap04', 'ap05', 'ap07', 'dh01', 'dh02', 'dh03', 'dh04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